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Arial2" svg:font-family="Arial"/>
    <style:font-face style:name="Times New Roman3" svg:font-family="'Times New Roman'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4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true" fo:line-height="150%" fo:text-indent="0.5909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5909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hyphenation-ladder-count="no-limit" fo:text-indent="0.5909in" style:auto-text-indent="false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true" fo:line-height="150%" fo:hyphenation-ladder-count="no-limit" fo:text-indent="0.5909in" style:auto-text-indent="false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true" fo:line-height="150%" fo:text-indent="0.5909in" style:auto-text-indent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hyphenation-ladder-count="no-limit" fo:text-indent="0.5909in" style:auto-text-indent="false"/>
      <style:text-properties fo:font-size="14pt" fo:language="uk" fo:country="UA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hyphenation-ladder-count="no-limit" fo:text-indent="0.5909in" style:auto-text-indent="false"/>
      <style:text-properties officeooo:rsid="001d6bcb" officeooo:paragraph-rsid="001d6bcb" fo:hyphenate="false" fo:hyphenation-remain-char-count="2" fo:hyphenation-push-char-count="2"/>
    </style:style>
    <style:style style:name="P8" style:family="paragraph" style:parent-style-name="Standard" style:master-page-name="First_20_Page">
      <style:paragraph-properties fo:margin-left="0in" fo:margin-right="0in" fo:margin-top="0in" fo:margin-bottom="0in" loext:contextual-spacing="true" fo:line-height="150%" fo:text-align="center" style:justify-single-word="false" fo:hyphenation-ladder-count="no-limit" fo:text-indent="0.5909in" style:auto-text-indent="false" style:page-number="2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in" loext:contextual-spacing="true" fo:line-height="150%" fo:text-align="center" style:justify-single-word="false" fo:hyphenation-ladder-count="no-limit" fo:break-before="page" fo:keep-with-next="always">
        <style:tab-stops>
          <style:tab-stop style:position="6.5957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in" loext:contextual-spacing="true" fo:line-height="150%" fo:text-align="justify" style:justify-single-word="false" fo:hyphenation-ladder-count="no-limit" fo:keep-with-next="always">
        <style:tab-stops>
          <style:tab-stop style:position="6.5957in"/>
        </style:tab-stops>
      </style:paragraph-properties>
      <style:text-properties style:font-name="Calibri" fo:font-size="14pt" fo:language="uk" fo:country="UA" style:font-size-asian="14pt" style:language-asian="en" style:country-asian="US" style:font-name-complex="Calibri1" style:font-size-complex="14pt" fo:hyphenate="false" fo:hyphenation-remain-char-count="2" fo:hyphenation-push-char-count="2"/>
    </style:style>
    <style:style style:name="P11" style:family="paragraph" style:parent-style-name="Standard" style:list-style-name="WWNum6">
      <style:paragraph-properties fo:margin-top="0in" fo:margin-bottom="0in" loext:contextual-spacing="true" fo:line-height="150%" fo:text-align="justify" style:justify-single-word="false"/>
    </style:style>
    <style:style style:name="P12" style:family="paragraph" style:parent-style-name="Standard">
      <style:paragraph-properties fo:margin-left="0.5909in" fo:margin-right="0in" fo:margin-top="0in" fo:margin-bottom="0in" loext:contextual-spacing="true" fo:line-height="150%" fo:text-align="center" style:justify-single-word="false" fo:hyphenation-ladder-count="no-limit" fo:text-indent="0.3937in" style:auto-text-indent="false" fo:break-before="page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.5909in" style:auto-text-indent="false"/>
    </style:style>
    <style:style style:name="P14" style:family="paragraph" style:parent-style-name="Standard" style:list-style-name="WWNum7">
      <style:paragraph-properties fo:margin-left="0.4925in" fo:margin-right="0in" fo:margin-top="0in" fo:margin-bottom="0in" loext:contextual-spacing="true" fo:line-height="150%" fo:text-align="justify" style:justify-single-word="false" fo:hyphenation-ladder-count="no-limit" fo:text-indent="-0.1965in" style:auto-text-indent="false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 style:list-style-name="WWNum4">
      <style:paragraph-properties fo:margin-left="0.4925in" fo:margin-right="0in" fo:margin-top="0in" fo:margin-bottom="0in" loext:contextual-spacing="true" fo:line-height="150%" fo:text-align="justify" style:justify-single-word="false" fo:text-indent="-0.1965in" style:auto-text-indent="false">
        <style:tab-stops>
          <style:tab-stop style:position="0.5in"/>
        </style:tab-stops>
      </style:paragraph-properties>
    </style:style>
    <style:style style:name="P16" style:family="paragraph" style:parent-style-name="Standard" style:list-style-name="WWNum3">
      <style:paragraph-properties fo:margin-left="0.4925in" fo:margin-right="0in" fo:margin-top="0in" fo:margin-bottom="0in" loext:contextual-spacing="true" fo:line-height="150%" fo:hyphenation-ladder-count="no-limit" fo:text-indent="-0.1965in" style:auto-text-indent="false"/>
      <style:text-properties fo:hyphenate="false" fo:hyphenation-remain-char-count="2" fo:hyphenation-push-char-count="2"/>
    </style:style>
    <style:style style:name="P17" style:family="paragraph" style:parent-style-name="Standard" style:list-style-name="WWNum5">
      <style:paragraph-properties fo:margin-left="0.4925in" fo:margin-right="0in" fo:margin-top="0in" fo:margin-bottom="0in" loext:contextual-spacing="true" fo:line-height="150%" fo:hyphenation-ladder-count="no-limit" fo:text-indent="-0.1965in" style:auto-text-indent="false">
        <style:tab-stops>
          <style:tab-stop style:position="0.5in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.2957in" fo:margin-right="0in" fo:margin-top="0in" fo:margin-bottom="0in" loext:contextual-spacing="true" fo:line-height="150%" fo:text-align="justify" style:justify-single-word="false" fo:hyphenation-ladder-count="no-limit" fo:text-indent="0in" style:auto-text-indent="false"/>
      <style:text-properties fo:font-size="14pt" fo:language="uk" fo:country="UA" style:font-size-asian="14pt" style:font-size-complex="14pt" fo:hyphenate="false" fo:hyphenation-remain-char-count="2" fo:hyphenation-push-char-count="2"/>
    </style:style>
    <style:style style:name="P19" style:family="paragraph" style:parent-style-name="Standard" style:list-style-name="WWNum8">
      <style:paragraph-properties fo:margin-left="0.5in" fo:margin-right="0in" fo:margin-top="0in" fo:margin-bottom="0in" loext:contextual-spacing="true" fo:line-height="150%" fo:text-align="justify" style:justify-single-word="false" fo:hyphenation-ladder-count="no-limit" fo:text-indent="-0.2043in" style:auto-text-indent="false"/>
      <style:text-properties fo:hyphenate="false" fo:hyphenation-remain-char-count="2" fo:hyphenation-push-char-count="2"/>
    </style:style>
    <style:style style:name="P20" style:family="paragraph" style:parent-style-name="Text_20_body">
      <style:paragraph-properties fo:line-height="100%" fo:text-align="justify" style:justify-single-word="false" fo:orphans="2" fo:widows="2"/>
    </style:style>
    <style:style style:name="P21" style:family="paragraph" style:parent-style-name="Text_20_body">
      <style:paragraph-properties fo:margin-top="0in" fo:margin-bottom="0in" loext:contextual-spacing="false" fo:line-height="100%" fo:text-align="justify" style:justify-single-word="false" fo:orphans="2" fo:widows="2"/>
    </style:style>
    <style:style style:name="P22" style:family="paragraph" style:parent-style-name="Text_20_body">
      <style:paragraph-properties fo:margin-left="0in" fo:margin-right="0in" fo:margin-top="0in" fo:margin-bottom="0in" loext:contextual-spacing="true" fo:line-height="100%" fo:text-align="justify" style:justify-single-word="false" fo:orphans="2" fo:widows="2" fo:text-indent="0in" style:auto-text-indent="false"/>
    </style:style>
    <style:style style:name="P23" style:family="paragraph" style:parent-style-name="Heading_20_1" style:list-style-name="">
      <style:paragraph-properties fo:margin-left="0in" fo:margin-right="0in" fo:margin-top="0in" fo:margin-bottom="0in" loext:contextual-spacing="true" fo:line-height="150%" fo:text-align="center" style:justify-single-word="false" fo:hyphenation-ladder-count="no-limit" fo:text-indent="0.5909in" style:auto-text-indent="false" fo:break-before="page"/>
      <style:text-properties fo:hyphenate="false" fo:hyphenation-remain-char-count="2" fo:hyphenation-push-char-count="2"/>
    </style:style>
    <style:style style:name="P24" style:family="paragraph" style:parent-style-name="Heading_20_2" style:list-style-name="">
      <style:paragraph-properties fo:margin-left="0in" fo:margin-right="0in" fo:margin-top="0in" fo:margin-bottom="0in" loext:contextual-spacing="true" fo:line-height="150%" fo:text-align="start" style:justify-single-word="false" fo:text-indent="0.5909in" style:auto-text-indent="false"/>
    </style:style>
    <style:style style:name="P25" style:family="paragraph" style:parent-style-name="Heading_20_2" style:list-style-name="WWNum1">
      <style:paragraph-properties fo:margin-left="0in" fo:margin-right="0in" fo:margin-top="0in" fo:margin-bottom="0in" loext:contextual-spacing="true" fo:line-height="150%" fo:text-align="start" style:justify-single-word="false" fo:text-indent="0.5909in" style:auto-text-indent="false"/>
    </style:style>
    <style:style style:name="P26" style:family="paragraph" style:parent-style-name="Heading_20_4" style:list-style-name="">
      <style:paragraph-properties fo:margin-left="0in" fo:margin-right="0in" fo:margin-top="0in" fo:margin-bottom="0in" loext:contextual-spacing="true" fo:line-height="150%" fo:text-align="start" style:justify-single-word="false" fo:text-indent="0.5909in" style:auto-text-indent="false"/>
    </style:style>
    <style:style style:name="P27" style:family="paragraph" style:parent-style-name="Heading_20_4" style:list-style-name="">
      <style:paragraph-properties fo:margin-left="0in" fo:margin-right="0in" fo:margin-top="0in" fo:margin-bottom="0in" loext:contextual-spacing="true" fo:line-height="150%" fo:text-indent="0.5909in" style:auto-text-indent="false"/>
    </style:style>
    <style:style style:name="P28" style:family="paragraph" style:parent-style-name="Heading_20_3" style:list-style-name="">
      <style:paragraph-properties fo:margin-left="0in" fo:margin-right="0in" fo:margin-top="0in" fo:margin-bottom="0in" loext:contextual-spacing="true" fo:line-height="150%" fo:text-indent="0.5909in" style:auto-text-indent="false"/>
    </style:style>
    <style:style style:name="P29" style:family="paragraph" style:parent-style-name="Header">
      <style:text-properties fo:language="uk" fo:country="UA" style:language-asian="en" style:country-asian="US"/>
    </style:style>
    <style:style style:name="P30" style:family="paragraph" style:parent-style-name="Contents_20_3">
      <style:paragraph-properties>
        <style:tab-stops>
          <style:tab-stop style:position="0.8752in"/>
          <style:tab-stop style:position="6.6937in" style:type="right" style:leader-style="dotted" style:leader-text="."/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0.1846in"/>
          <style:tab-stop style:position="6.6937in" style:type="right" style:leader-style="dotted" style:leader-text="."/>
          <style:tab-stop style:position="6.8909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0.5346in"/>
          <style:tab-stop style:position="6.6937in" style:type="right" style:leader-style="dotted" style:leader-text="."/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Heading_20_10" style:list-style-name="">
      <style:paragraph-properties fo:margin-left="0in" fo:margin-right="0in" fo:margin-top="0in" fo:margin-bottom="0in" loext:contextual-spacing="true" fo:line-height="150%" fo:text-align="start" style:justify-single-word="false" fo:text-indent="0.5909in" style:auto-text-indent="false"/>
    </style:style>
    <style:style style:name="P34" style:family="paragraph" style:parent-style-name="Текст_20_абзаца">
      <style:paragraph-properties fo:margin-left="0in" fo:margin-right="0in" fo:margin-top="0in" fo:margin-bottom="0in" loext:contextual-spacing="true" fo:text-indent="0.5909in" style:auto-text-indent="false"/>
    </style:style>
    <style:style style:name="P35" style:family="paragraph" style:parent-style-name="Абзац_20_списка" style:list-style-name="WWNum2">
      <style:paragraph-properties fo:margin-left="0.4925in" fo:margin-right="0in" fo:line-height="150%" fo:text-align="justify" style:justify-single-word="false" fo:text-indent="-0.1965in" style:auto-text-indent="false">
        <style:tab-stops>
          <style:tab-stop style:position="0.4925in"/>
        </style:tab-stops>
      </style:paragraph-properties>
    </style:style>
    <style:style style:name="P36" style:family="paragraph">
      <loext:graphic-properties draw:fill="none"/>
      <style:paragraph-properties fo:text-align="start"/>
    </style:style>
    <style:style style:name="P37" style:family="paragraph">
      <style:paragraph-properties fo:margin-top="0in" fo:margin-bottom="0in" fo:line-height="100%" fo:text-align="center"/>
    </style:style>
    <style:style style:name="P38" style:family="paragraph">
      <loext:graphic-properties draw:fill="none"/>
      <style:paragraph-properties fo:margin-top="0in" fo:margin-bottom="0in" fo:line-height="100%" fo:text-align="center"/>
    </style:style>
    <style:style style:name="P39" style:family="paragraph">
      <style:paragraph-properties fo:margin-top="0in" fo:margin-bottom="0in" fo:line-height="100%" fo:text-align="justify"/>
    </style:style>
    <style:style style:name="P40" style:family="paragraph">
      <loext:graphic-properties draw:fill="none"/>
      <style:paragraph-properties fo:margin-top="0in" fo:margin-bottom="0in" fo:line-height="100%" fo:text-align="justify"/>
    </style:style>
    <style:style style:name="P41" style:family="paragraph">
      <style:paragraph-properties fo:margin-top="0in" fo:margin-bottom="0in" fo:line-height="100%" fo:text-align="start"/>
    </style:style>
    <style:style style:name="P42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font-size-asian="14pt" style:font-size-complex="14pt" fo:background-color="#ffff00"/>
    </style:style>
    <style:style style:name="T3" style:family="text">
      <style:text-properties fo:font-size="14pt" fo:language="uk" fo:country="UA" style:font-size-asian="14pt" style:language-asian="uk" style:country-asian="UA" style:font-size-complex="14pt"/>
    </style:style>
    <style:style style:name="T4" style:family="text">
      <style:text-properties fo:font-size="14pt" fo:language="uk" fo:country="UA" officeooo:rsid="001d6bcb" style:font-size-asian="14pt" style:language-asian="uk" style:country-asian="UA" style:font-size-complex="14pt"/>
    </style:style>
    <style:style style:name="T5" style:family="text">
      <style:text-properties fo:font-size="14pt" fo:language="uk" fo:country="UA" fo:font-style="normal" style:font-size-asian="14pt" style:font-style-asian="normal" style:font-name-complex="Times New Roman4" style:font-size-complex="14pt"/>
    </style:style>
    <style:style style:name="T6" style:family="text">
      <style:text-properties fo:font-size="14pt" fo:language="uk" fo:country="UA" fo:font-style="normal" style:font-size-asian="14pt" style:font-style-asian="normal" style:font-name-complex="Times New Roman4" style:font-size-complex="14pt" fo:background-color="#00ff00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 fo:font-size="14pt" fo:language="uk" fo:country="UA" style:font-size-asian="14pt" style:font-size-complex="14pt"/>
    </style:style>
    <style:style style:name="T10" style:family="text">
      <style:text-properties fo:color="#000000" fo:font-size="14pt" fo:language="uk" fo:country="UA" style:font-size-asian="14pt" style:font-size-complex="14pt" fo:background-color="#ffff00"/>
    </style:style>
    <style:style style:name="T11" style:family="text">
      <style:text-properties fo:language="uk" fo:country="UA" style:language-asian="en" style:country-asian="US" style:font-size-complex="14pt"/>
    </style:style>
    <style:style style:name="T12" style:family="text">
      <style:text-properties fo:language="en" fo:country="US" style:language-asian="en" style:country-asian="US" style:font-size-complex="14pt"/>
    </style:style>
    <style:style style:name="T13" style:family="text">
      <style:text-properties style:font-name="Calibri" fo:language="uk" fo:country="UA" style:language-asian="en" style:country-asian="US" style:font-name-complex="Calibri1" style:font-size-complex="14pt"/>
    </style:style>
    <style:style style:name="T14" style:family="text">
      <style:text-properties style:font-name="Times New Roman1" fo:font-size="14pt" fo:language="uk" fo:country="UA" fo:font-style="normal" style:font-size-asian="14pt" style:font-style-asian="normal" style:font-name-complex="Times New Roman4" style:font-size-complex="14pt"/>
    </style:style>
    <style:style style:name="T15" style:family="text">
      <style:text-properties style:font-name="Times New Roman1" fo:font-size="14pt" fo:language="uk" fo:country="UA" fo:font-style="normal" fo:font-weight="normal" style:font-size-asian="14pt" style:font-style-asian="normal" style:font-weight-asian="normal" style:font-name-complex="Times New Roman4" style:font-size-complex="14pt" style:font-weight-complex="normal"/>
    </style:style>
    <style:style style:name="T16" style:family="text">
      <style:text-properties style:font-name="Times New Roman1" fo:font-size="14pt" fo:language="en" fo:country="US" fo:font-style="normal" style:font-size-asian="14pt" style:font-style-asian="normal" style:font-name-complex="Times New Roman4" style:font-size-complex="14pt"/>
    </style:style>
    <style:style style:name="T17" style:family="text">
      <style:text-properties style:font-name="Times New Roman1" fo:font-size="14pt" fo:language="en" fo:country="US" fo:font-style="normal" fo:font-weight="normal" style:font-size-asian="14pt" style:font-style-asian="normal" style:font-weight-asian="normal" style:font-name-complex="Times New Roman4" style:font-size-complex="14pt" style:font-weight-complex="normal"/>
    </style:style>
    <style:style style:name="T18" style:family="text">
      <style:text-properties style:font-name="Times New Roman1" fo:font-size="14pt" fo:font-style="normal" style:font-size-asian="14pt" style:font-style-asian="normal" style:font-name-complex="Times New Roman4" style:font-size-complex="14pt"/>
    </style:style>
    <style:style style:name="T19" style:family="text">
      <style:text-properties fo:font-variant="normal" fo:text-transform="none" fo:color="#00000a" style:font-name="Times New Roman1" fo:font-size="14pt" fo:letter-spacing="normal" fo:language="uk" fo:country="UA" fo:font-style="normal" fo:font-weight="normal" style:font-name-asian="Times New Roman4" style:font-size-asian="14pt" style:font-style-asian="normal" style:font-weight-asian="normal" style:font-name-complex="Times New Roman4" style:font-size-complex="14pt" style:language-complex="ar" style:country-complex="SA"/>
    </style:style>
    <style:style style:name="T20" style:family="text">
      <style:text-properties fo:font-size="12pt" style:font-size-asian="12pt" style:font-size-complex="14pt"/>
    </style:style>
    <style:style style:name="T21" style:family="text">
      <style:text-properties style:text-position="super 58%" fo:font-size="14pt" fo:language="uk" fo:country="UA" style:font-size-asian="14pt" style:font-size-complex="14pt"/>
    </style:style>
    <style:style style:name="T22" style:family="text">
      <style:text-properties fo:font-variant="normal" fo:text-transform="none" fo:color="#00000a" style:text-line-through-style="none" style:text-line-through-type="none" style:text-position="0% 100%" style:font-name="Arial2" fo:font-size="9pt" fo:letter-spacing="normal" fo:font-style="italic" style:text-underline-style="none" fo:font-weight="normal" style:font-name-asian="Times New Roman3" style:font-size-asian="9pt" style:font-style-asian="italic" style:font-weight-asian="normal" style:font-name-complex="Arial2" style:font-size-complex="9pt" style:font-style-complex="italic" style:font-weight-complex="normal"/>
    </style:style>
    <style:style style:name="T23" style:family="text">
      <style:text-properties fo:font-variant="normal" fo:text-transform="none" fo:color="#00000a" style:text-line-through-style="none" style:text-line-through-type="none" style:text-position="0% 100%" style:font-name="Arial2" fo:font-size="8pt" fo:letter-spacing="normal" fo:font-style="italic" style:text-underline-style="none" fo:font-weight="normal" style:font-name-asian="Times New Roman3" style:font-size-asian="8pt" style:font-style-asian="italic" style:font-weight-asian="normal" style:font-name-complex="Arial2" style:font-size-complex="8pt" style:font-style-complex="italic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variant="normal" fo:text-transform="none" fo:color="#00000a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Times New Roman3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6" style:family="text">
      <style:text-properties fo:font-variant="normal" fo:text-transform="none" fo:color="#00000a" style:text-line-through-style="none" style:text-line-through-type="none" style:text-position="0% 100%" style:font-name="Times New Roman3" fo:font-size="14pt" fo:letter-spacing="normal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27" style:family="text">
      <style:text-properties fo:font-variant="normal" fo:text-transform="none" fo:color="#00000a" style:text-line-through-style="none" style:text-line-through-type="none" style:text-position="0% 100%" style:font-name="Times New Roman3" fo:font-size="10pt" fo:letter-spacing="normal" fo:font-style="normal" style:text-underline-style="none" fo:font-weight="normal" style:font-name-asian="Times New Roman3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solid" svg:stroke-width="0.0102in" svg:stroke-color="#333333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none" svg:stroke-width="0in" draw:fill="none" draw:textarea-vertical-align="top" draw:auto-grow-height="false" draw:fit-to-size="false" fo:min-height="0.061in" fo:min-width="0.2866in" fo:padding-top="0.0193in" fo:padding-bottom="0.0398in" fo:padding-left="0.0043in" fo:padding-right="0in" fo:wrap-option="wrap" style:run-through="background"/>
    </style:style>
    <style:style style:name="gr6" style:family="graphic">
      <style:graphic-properties draw:stroke="none" svg:stroke-width="0in" draw:fill="none" draw:textarea-vertical-align="top" draw:auto-grow-height="false" draw:fit-to-size="false" fo:min-height="0.061in" fo:min-width="0.3602in" fo:padding-top="0.0193in" fo:padding-bottom="0.0398in" fo:padding-left="0.0398in" fo:padding-right="0in" fo:wrap-option="wrap" style:run-through="background"/>
    </style:style>
    <style:style style:name="gr7" style:family="graphic">
      <style:graphic-properties draw:stroke="none" svg:stroke-width="0in" draw:fill="none" draw:textarea-vertical-align="top" draw:auto-grow-height="false" draw:fit-to-size="false" fo:min-height="0.0602in" fo:min-width="0.9016in" fo:padding-top="0.0193in" fo:padding-bottom="0.0398in" fo:padding-left="0.0398in" fo:padding-right="0in" fo:wrap-option="wrap" style:run-through="background"/>
    </style:style>
    <style:style style:name="gr8" style:family="graphic">
      <style:graphic-properties draw:stroke="none" svg:stroke-width="0in" draw:fill="none" draw:textarea-vertical-align="top" draw:auto-grow-height="false" draw:fit-to-size="false" fo:min-height="0.0602in" fo:min-width="0.5701in" fo:padding-top="0.0193in" fo:padding-bottom="0.0398in" fo:padding-left="0.0398in" fo:padding-right="0in" fo:wrap-option="wrap" style:run-through="background"/>
    </style:style>
    <style:style style:name="gr9" style:family="graphic">
      <style:graphic-properties draw:stroke="none" svg:stroke-width="0in" draw:fill="none" draw:textarea-vertical-align="top" draw:auto-grow-height="false" draw:fit-to-size="false" fo:min-height="0.0598in" fo:min-width="0.3626in" fo:padding-top="0.0193in" fo:padding-bottom="0.0398in" fo:padding-left="0.0398in" fo:padding-right="0in" fo:wrap-option="wrap" style:run-through="background"/>
    </style:style>
    <style:style style:name="gr10" style:family="graphic">
      <style:graphic-properties draw:stroke="none" svg:stroke-width="0in" draw:fill="none" draw:textarea-vertical-align="top" draw:auto-grow-height="false" draw:fit-to-size="false" fo:min-height="0.028in" fo:min-width="0.0965in" fo:padding-top="0.0492in" fo:padding-bottom="0.0492in" fo:padding-left="0.0984in" fo:padding-right="0.0984in" fo:wrap-option="wrap" style:run-through="background"/>
    </style:style>
    <style:style style:name="gr11" style:family="graphic">
      <style:graphic-properties draw:stroke="none" svg:stroke-width="0in" draw:fill="none" draw:textarea-vertical-align="top" draw:auto-grow-height="false" draw:fit-to-size="false" fo:min-height="0.0228in" fo:min-width="0.0965in" fo:padding-top="0.0492in" fo:padding-bottom="0.0492in" fo:padding-left="0.0984in" fo:padding-right="0.0984in" fo:wrap-option="wrap" style:run-through="background"/>
    </style:style>
    <style:style style:name="gr12" style:family="graphic">
      <style:graphic-properties draw:stroke="none" svg:stroke-width="0in" draw:fill="none" draw:textarea-vertical-align="top" draw:auto-grow-height="false" draw:fit-to-size="false" fo:min-height="0.028in" fo:min-width="0.2091in" fo:padding-top="0.0492in" fo:padding-bottom="0.0492in" fo:padding-left="0.0984in" fo:padding-right="0.0984in" fo:wrap-option="wrap" style:run-through="background"/>
    </style:style>
    <style:style style:name="gr13" style:family="graphic">
      <style:graphic-properties draw:stroke="none" svg:stroke-width="0in" draw:fill="none" draw:textarea-vertical-align="top" draw:auto-grow-height="false" draw:fit-to-size="false" fo:min-height="0.022in" fo:min-width="0.2091in" fo:padding-top="0.0492in" fo:padding-bottom="0.0492in" fo:padding-left="0.0984in" fo:padding-right="0.0984in" fo:wrap-option="wrap" style:run-through="background"/>
    </style:style>
    <style:style style:name="gr14" style:family="graphic">
      <style:graphic-properties draw:stroke="none" svg:stroke-width="0in" draw:fill="none" draw:textarea-vertical-align="top" draw:auto-grow-height="false" draw:fit-to-size="false" fo:min-height="0.0283in" fo:min-width="0.7437in" fo:padding-top="0.0492in" fo:padding-bottom="0.0492in" fo:padding-left="0.0984in" fo:padding-right="0.0984in" fo:wrap-option="wrap" style:run-through="background"/>
    </style:style>
    <style:style style:name="gr15" style:family="graphic">
      <style:graphic-properties draw:stroke="none" svg:stroke-width="0in" draw:fill="none" draw:textarea-vertical-align="top" draw:auto-grow-height="false" draw:fit-to-size="false" fo:min-height="0.022in" fo:min-width="0.7445in" fo:padding-top="0.0492in" fo:padding-bottom="0.0492in" fo:padding-left="0.0984in" fo:padding-right="0.0984in" fo:wrap-option="wrap" style:run-through="background"/>
    </style:style>
    <style:style style:name="gr16" style:family="graphic">
      <style:graphic-properties draw:stroke="none" svg:stroke-width="0in" draw:fill="none" draw:textarea-vertical-align="top" draw:auto-grow-height="false" draw:fit-to-size="false" fo:min-height="0.0472in" fo:min-width="0.5701in" fo:padding-top="0.0398in" fo:padding-bottom="0.0398in" fo:padding-left="0.0398in" fo:padding-right="0in" fo:wrap-option="wrap" style:run-through="background"/>
    </style:style>
    <style:style style:name="gr17" style:family="graphic">
      <style:graphic-properties draw:stroke="none" svg:stroke-width="0in" draw:fill="none" draw:textarea-vertical-align="top" draw:auto-grow-height="false" draw:fit-to-size="false" fo:min-height="0.022in" fo:min-width="0.4126in" fo:padding-top="0.0492in" fo:padding-bottom="0.0492in" fo:padding-left="0.0984in" fo:padding-right="0.0984in" fo:wrap-option="wrap" style:run-through="background"/>
    </style:style>
    <style:style style:name="gr18" style:family="graphic">
      <style:graphic-properties draw:stroke="none" svg:stroke-width="0in" draw:fill="none" draw:textarea-vertical-align="top" draw:auto-grow-height="false" draw:fit-to-size="false" fo:min-height="0.0228in" fo:min-width="0.2091in" fo:padding-top="0.0492in" fo:padding-bottom="0.0492in" fo:padding-left="0.0984in" fo:padding-right="0.0984in" fo:wrap-option="wrap" style:run-through="background"/>
    </style:style>
    <style:style style:name="gr19" style:family="graphic">
      <style:graphic-properties draw:stroke="none" svg:stroke-width="0in" draw:fill="none" draw:textarea-vertical-align="top" draw:auto-grow-height="false" draw:fit-to-size="false" fo:min-height="0.161in" fo:min-width="0.7791in" fo:padding-top="0.0398in" fo:padding-bottom="0in" fo:padding-left="0.0398in" fo:padding-right="0.0398in" fo:wrap-option="wrap" style:run-through="background"/>
    </style:style>
    <style:style style:name="gr20" style:family="graphic">
      <style:graphic-properties draw:stroke="none" svg:stroke-width="0in" draw:fill="none" draw:textarea-vertical-align="top" draw:auto-grow-height="false" draw:fit-to-size="false" fo:min-height="0.161in" fo:min-width="0.5799in" fo:padding-top="0.0398in" fo:padding-bottom="0in" fo:padding-left="0.0398in" fo:padding-right="0.0398in" fo:wrap-option="wrap" style:run-through="background"/>
    </style:style>
    <style:style style:name="gr21" style:family="graphic">
      <style:graphic-properties draw:stroke="none" svg:stroke-width="0in" draw:fill="none" draw:textarea-vertical-align="top" draw:auto-grow-height="false" draw:fit-to-size="false" fo:min-height="0.1571in" fo:min-width="0.5311in" fo:padding-top="0.0398in" fo:padding-bottom="0in" fo:padding-left="0.0398in" fo:padding-right="0.0398in" fo:wrap-option="wrap" style:run-through="background"/>
    </style:style>
    <style:style style:name="gr22" style:family="graphic">
      <style:graphic-properties draw:stroke="none" svg:stroke-width="0in" draw:fill="none" draw:textarea-vertical-align="top" draw:auto-grow-height="false" draw:fit-to-size="false" fo:min-height="0.1571in" fo:min-width="0.678in" fo:padding-top="0.0398in" fo:padding-bottom="0in" fo:padding-left="0.0398in" fo:padding-right="0.0398in" fo:wrap-option="wrap" style:run-through="background"/>
    </style:style>
    <style:style style:name="gr23" style:family="graphic">
      <style:graphic-properties draw:stroke="none" svg:stroke-width="0in" draw:fill="none" draw:textarea-vertical-align="top" draw:auto-grow-height="false" draw:fit-to-size="false" fo:min-height="0.1827in" fo:min-width="0.6634in" fo:padding-top="0.0492in" fo:padding-bottom="0.0492in" fo:padding-left="0.0984in" fo:padding-right="0.0984in" fo:wrap-option="wrap" style:run-through="background"/>
    </style:style>
    <style:style style:name="gr24" style:family="graphic">
      <style:graphic-properties draw:stroke="none" svg:stroke-width="0in" draw:fill="none" draw:textarea-vertical-align="top" draw:auto-grow-height="false" draw:fit-to-size="false" fo:min-height="0.1862in" fo:min-width="0.4181in" fo:padding-top="0.0492in" fo:padding-bottom="0.0492in" fo:padding-left="0.0984in" fo:padding-right="0.0984in" fo:wrap-option="wrap" style:run-through="background"/>
    </style:style>
    <style:style style:name="gr25" style:family="graphic">
      <style:graphic-properties draw:stroke="none" svg:stroke-width="0in" draw:fill="none" draw:textarea-vertical-align="top" draw:auto-grow-height="false" draw:fit-to-size="false" fo:min-height="0.1764in" fo:min-width="0.4173in" fo:padding-top="0.0492in" fo:padding-bottom="0.0492in" fo:padding-left="0.0984in" fo:padding-right="0.0984in" fo:wrap-option="wrap" style:run-through="background"/>
    </style:style>
    <style:style style:name="gr26" style:family="graphic">
      <style:graphic-properties draw:stroke="none" svg:stroke-width="0in" draw:fill="none" draw:textarea-vertical-align="top" draw:auto-grow-height="false" draw:fit-to-size="false" fo:min-height="0.1827in" fo:min-width="0.6575in" fo:padding-top="0.0492in" fo:padding-bottom="0.0492in" fo:padding-left="0.0984in" fo:padding-right="0.0984in" fo:wrap-option="wrap" style:run-through="background"/>
    </style:style>
    <style:style style:name="gr27" style:family="graphic">
      <style:graphic-properties draw:stroke="none" svg:stroke-width="0in" draw:fill="none" draw:textarea-vertical-align="top" draw:auto-grow-height="false" draw:fit-to-size="false" fo:min-height="0.1673in" fo:min-width="0.539in" fo:padding-top="0.0398in" fo:padding-bottom="0in" fo:padding-left="0.0398in" fo:padding-right="0.0398in" fo:wrap-option="wrap" style:run-through="background"/>
    </style:style>
    <style:style style:name="gr28" style:family="graphic">
      <style:graphic-properties draw:stroke="none" svg:stroke-width="0in" draw:fill="none" draw:textarea-vertical-align="top" draw:auto-grow-height="false" draw:fit-to-size="false" fo:min-height="0.1799in" fo:min-width="0.4138in" fo:padding-top="0.0492in" fo:padding-bottom="0.0492in" fo:padding-left="0.0984in" fo:padding-right="0.0984in" fo:wrap-option="wrap" style:run-through="background"/>
    </style:style>
    <style:style style:name="gr29" style:family="graphic">
      <style:graphic-properties draw:stroke="none" svg:stroke-width="0in" draw:fill="none" draw:textarea-vertical-align="top" draw:auto-grow-height="false" draw:fit-to-size="false" fo:min-height="0.0917in" fo:min-width="0.4311in" fo:padding-top="0.0398in" fo:padding-bottom="0.0398in" fo:padding-left="0.0398in" fo:padding-right="0in" fo:wrap-option="wrap" style:run-through="background"/>
    </style:style>
    <style:style style:name="gr30" style:family="graphic">
      <style:graphic-properties draw:stroke="none" svg:stroke-width="0in" draw:fill="none" draw:textarea-vertical-align="top" draw:auto-grow-height="false" draw:fit-to-size="false" fo:min-height="0.1138in" fo:min-width="0.3591in" fo:padding-top="0.0398in" fo:padding-bottom="0.0398in" fo:padding-left="0.0398in" fo:padding-right="0in" fo:wrap-option="wrap" style:run-through="background"/>
    </style:style>
    <style:style style:name="gr31" style:family="graphic">
      <style:graphic-properties draw:stroke="none" svg:stroke-width="0in" draw:fill="none" draw:textarea-vertical-align="top" draw:auto-grow-height="false" draw:fit-to-size="false" fo:min-height="0.272in" fo:min-width="4.1665in" fo:padding-top="0.0492in" fo:padding-bottom="0.0492in" fo:padding-left="0.0984in" fo:padding-right="0.0984in" fo:wrap-option="wrap" style:run-through="background"/>
    </style:style>
    <style:style style:name="gr32" style:family="graphic">
      <style:graphic-properties draw:stroke="none" svg:stroke-width="0in" draw:fill="none" draw:textarea-vertical-align="top" draw:auto-grow-height="false" draw:fit-to-size="false" fo:min-height="0.0272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АНОТАЦІЯ</text:span></text:p>
      <text:p text:style-name="P3"><text:span text:style-name="T9">Документ </text:span><text:span text:style-name="T1">1116139.00693-01 “Розробка модуля “Складання розкладу консультацій” системи “Інструменти кафедри” ” </text:span><text:span text:style-name="T3">входить до складу програмної документації проекту модуля, що реалізує </text:span><text:span text:style-name="T1">створення розкладу консультацій для кафедри. </text:span><text:span text:style-name="T3">У даному документі представлене призначення та область застосування програмного продукту, основні вимоги, стадії та строки виконання проекту, технічні та техніко-економічні показники, що пред’являються до програмного продукту. </text:span></text:p>
      <text:p text:style-name="P7"><text:span text:style-name="T3"/></text:p>
      <text:p text:style-name="P9"><text:span text:style-name="T7">ЗМІСТ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359167868" text:style-name="Index_20_Link" text:visited-style-name="Index_20_Link"><text:span text:style-name="Index_20_Link"><text:span text:style-name="T11">ВСТУП</text:span></text:span></text:a><text:a xlink:type="simple" xlink:href="#__RefHeading___Toc359167868" text:style-name="Index_20_Link" text:visited-style-name="Index_20_Link"><text:span text:style-name="Index_20_Link"><text:span text:style-name="T12"><text:tab/>4</text:span></text:span></text:a></text:p>
          <text:p text:style-name="P31"><text:a xlink:type="simple" xlink:href="#__RefHeading___Toc359167869" text:style-name="Index_20_Link" text:visited-style-name="Index_20_Link"><text:span text:style-name="Index_20_Link"><text:span text:style-name="T12">1</text:span></text:span></text:a><text:a xlink:type="simple" xlink:href="#__RefHeading___Toc359167869" text:style-name="Index_20_Link" text:visited-style-name="Index_20_Link"><text:span text:style-name="Index_20_Link"><text:span text:style-name="T13"><text:tab/></text:span></text:span></text:a><text:a xlink:type="simple" xlink:href="#__RefHeading___Toc359167869" text:style-name="Index_20_Link" text:visited-style-name="Index_20_Link"><text:span text:style-name="Index_20_Link"><text:span text:style-name="T11">ПІДСТАВИ ДО РОЗРОБКИ</text:span></text:span></text:a><text:a xlink:type="simple" xlink:href="#__RefHeading___Toc359167869" text:style-name="Index_20_Link" text:visited-style-name="Index_20_Link"><text:span text:style-name="Index_20_Link"><text:span text:style-name="T12"><text:tab/>5</text:span></text:span></text:a></text:p>
          <text:p text:style-name="P31"><text:a xlink:type="simple" xlink:href="#__RefHeading___Toc359167870" text:style-name="Index_20_Link" text:visited-style-name="Index_20_Link"><text:span text:style-name="Index_20_Link"><text:span text:style-name="T12">2</text:span></text:span></text:a><text:a xlink:type="simple" xlink:href="#__RefHeading___Toc359167870" text:style-name="Index_20_Link" text:visited-style-name="Index_20_Link"><text:span text:style-name="Index_20_Link"><text:span text:style-name="T13"><text:tab/></text:span></text:span></text:a><text:a xlink:type="simple" xlink:href="#__RefHeading___Toc359167870" text:style-name="Index_20_Link" text:visited-style-name="Index_20_Link"><text:span text:style-name="Index_20_Link"><text:span text:style-name="T11">ПРИЗНАЧЕННЯ РОЗРОБКИ</text:span></text:span></text:a><text:a xlink:type="simple" xlink:href="#__RefHeading___Toc359167870" text:style-name="Index_20_Link" text:visited-style-name="Index_20_Link"><text:span text:style-name="Index_20_Link"><text:span text:style-name="T12"><text:tab/>6</text:span></text:span></text:a></text:p>
          <text:p text:style-name="P32"><text:a xlink:type="simple" xlink:href="#__RefHeading___Toc359167871" text:style-name="Index_20_Link" text:visited-style-name="Index_20_Link"><text:span text:style-name="Index_20_Link"><text:span text:style-name="T11">2.1</text:span></text:span></text:a><text:a xlink:type="simple" xlink:href="#__RefHeading___Toc359167871" text:style-name="Index_20_Link" text:visited-style-name="Index_20_Link"><text:span text:style-name="Index_20_Link"><text:span text:style-name="T13"><text:tab/></text:span></text:span></text:a><text:a xlink:type="simple" xlink:href="#__RefHeading___Toc359167871" text:style-name="Index_20_Link" text:visited-style-name="Index_20_Link"><text:span text:style-name="Index_20_Link"><text:span text:style-name="T11">Функціональне призначення:</text:span></text:span></text:a><text:a xlink:type="simple" xlink:href="#__RefHeading___Toc359167871" text:style-name="Index_20_Link" text:visited-style-name="Index_20_Link"><text:span text:style-name="Index_20_Link"><text:span text:style-name="T12"><text:tab/>6</text:span></text:span></text:a></text:p>
          <text:p text:style-name="P32"><text:a xlink:type="simple" xlink:href="#__RefHeading___Toc359167872" text:style-name="Index_20_Link" text:visited-style-name="Index_20_Link"><text:span text:style-name="Index_20_Link"><text:span text:style-name="T11">2.2</text:span></text:span></text:a><text:a xlink:type="simple" xlink:href="#__RefHeading___Toc359167872" text:style-name="Index_20_Link" text:visited-style-name="Index_20_Link"><text:span text:style-name="Index_20_Link"><text:span text:style-name="T13"><text:tab/></text:span></text:span></text:a><text:a xlink:type="simple" xlink:href="#__RefHeading___Toc359167872" text:style-name="Index_20_Link" text:visited-style-name="Index_20_Link"><text:span text:style-name="Index_20_Link"><text:span text:style-name="T11">Експлуатаційне призначення:</text:span></text:span></text:a><text:a xlink:type="simple" xlink:href="#__RefHeading___Toc359167872" text:style-name="Index_20_Link" text:visited-style-name="Index_20_Link"><text:span text:style-name="Index_20_Link"><text:span text:style-name="T12"><text:tab/>6</text:span></text:span></text:a></text:p>
          <text:p text:style-name="P31"><text:a xlink:type="simple" xlink:href="#__RefHeading___Toc359167873" text:style-name="Index_20_Link" text:visited-style-name="Index_20_Link"><text:span text:style-name="Index_20_Link"><text:span text:style-name="T11">3</text:span></text:span></text:a><text:a xlink:type="simple" xlink:href="#__RefHeading___Toc359167873" text:style-name="Index_20_Link" text:visited-style-name="Index_20_Link"><text:span text:style-name="Index_20_Link"><text:span text:style-name="T13"><text:tab/></text:span></text:span></text:a><text:a xlink:type="simple" xlink:href="#__RefHeading___Toc359167873" text:style-name="Index_20_Link" text:visited-style-name="Index_20_Link"><text:span text:style-name="Index_20_Link"><text:span text:style-name="T11">ВИМОГИ ДО ПРОГРАМИ</text:span></text:span></text:a><text:a xlink:type="simple" xlink:href="#__RefHeading___Toc359167873" text:style-name="Index_20_Link" text:visited-style-name="Index_20_Link"><text:span text:style-name="Index_20_Link"><text:span text:style-name="T12"><text:tab/>7</text:span></text:span></text:a></text:p>
          <text:p text:style-name="P32"><text:a xlink:type="simple" xlink:href="#__RefHeading___Toc359167874" text:style-name="Index_20_Link" text:visited-style-name="Index_20_Link"><text:span text:style-name="Index_20_Link"><text:span text:style-name="T11">3.1</text:span></text:span></text:a><text:a xlink:type="simple" xlink:href="#__RefHeading___Toc359167874" text:style-name="Index_20_Link" text:visited-style-name="Index_20_Link"><text:span text:style-name="Index_20_Link"><text:span text:style-name="T13"><text:tab/></text:span></text:span></text:a><text:a xlink:type="simple" xlink:href="#__RefHeading___Toc359167874" text:style-name="Index_20_Link" text:visited-style-name="Index_20_Link"><text:span text:style-name="Index_20_Link"><text:span text:style-name="T11">Вимоги до функціональних характеристик</text:span></text:span></text:a><text:a xlink:type="simple" xlink:href="#__RefHeading___Toc359167874" text:style-name="Index_20_Link" text:visited-style-name="Index_20_Link"><text:span text:style-name="Index_20_Link"><text:span text:style-name="T12"><text:tab/>7</text:span></text:span></text:a></text:p>
          <text:p text:style-name="P30"><text:a xlink:type="simple" xlink:href="#__RefHeading___Toc359167875" text:style-name="Index_20_Link" text:visited-style-name="Index_20_Link"><text:span text:style-name="Index_20_Link"><text:span text:style-name="T11">3.1.1</text:span></text:span></text:a><text:a xlink:type="simple" xlink:href="#__RefHeading___Toc359167875" text:style-name="Index_20_Link" text:visited-style-name="Index_20_Link"><text:span text:style-name="Index_20_Link"><text:span text:style-name="T13"><text:tab/></text:span></text:span></text:a><text:a xlink:type="simple" xlink:href="#__RefHeading___Toc359167875" text:style-name="Index_20_Link" text:visited-style-name="Index_20_Link"><text:span text:style-name="Index_20_Link"><text:span text:style-name="T11">Вхідні дані</text:span></text:span></text:a><text:a xlink:type="simple" xlink:href="#__RefHeading___Toc359167875" text:style-name="Index_20_Link" text:visited-style-name="Index_20_Link"><text:span text:style-name="Index_20_Link"><text:span text:style-name="T12"><text:tab/>7</text:span></text:span></text:a></text:p>
          <text:p text:style-name="P30"><text:a xlink:type="simple" xlink:href="#__RefHeading___Toc359167876" text:style-name="Index_20_Link" text:visited-style-name="Index_20_Link"><text:span text:style-name="Index_20_Link"><text:span text:style-name="T11">3.1.2</text:span></text:span></text:a><text:a xlink:type="simple" xlink:href="#__RefHeading___Toc359167876" text:style-name="Index_20_Link" text:visited-style-name="Index_20_Link"><text:span text:style-name="Index_20_Link"><text:span text:style-name="T13"><text:tab/></text:span></text:span></text:a><text:a xlink:type="simple" xlink:href="#__RefHeading___Toc359167876" text:style-name="Index_20_Link" text:visited-style-name="Index_20_Link"><text:span text:style-name="Index_20_Link"><text:span text:style-name="T11">Вихідні данні</text:span></text:span></text:a><text:a xlink:type="simple" xlink:href="#__RefHeading___Toc359167876" text:style-name="Index_20_Link" text:visited-style-name="Index_20_Link"><text:span text:style-name="Index_20_Link"><text:span text:style-name="T12"><text:tab/>9</text:span></text:span></text:a></text:p>
          <text:p text:style-name="P32"><text:a xlink:type="simple" xlink:href="#__RefHeading___Toc359167877" text:style-name="Index_20_Link" text:visited-style-name="Index_20_Link"><text:span text:style-name="Index_20_Link"><text:span text:style-name="T11">3.2</text:span></text:span></text:a><text:a xlink:type="simple" xlink:href="#__RefHeading___Toc359167877" text:style-name="Index_20_Link" text:visited-style-name="Index_20_Link"><text:span text:style-name="Index_20_Link"><text:span text:style-name="T13"><text:tab/></text:span></text:span></text:a><text:a xlink:type="simple" xlink:href="#__RefHeading___Toc359167877" text:style-name="Index_20_Link" text:visited-style-name="Index_20_Link"><text:span text:style-name="Index_20_Link"><text:span text:style-name="T11">Вимоги до надійності</text:span></text:span></text:a><text:a xlink:type="simple" xlink:href="#__RefHeading___Toc359167877" text:style-name="Index_20_Link" text:visited-style-name="Index_20_Link"><text:span text:style-name="Index_20_Link"><text:span text:style-name="T12"><text:tab/>9</text:span></text:span></text:a></text:p>
          <text:p text:style-name="P32"><text:a xlink:type="simple" xlink:href="#__RefHeading___Toc359167878" text:style-name="Index_20_Link" text:visited-style-name="Index_20_Link"><text:span text:style-name="Index_20_Link"><text:span text:style-name="T11">3.3</text:span></text:span></text:a><text:a xlink:type="simple" xlink:href="#__RefHeading___Toc359167878" text:style-name="Index_20_Link" text:visited-style-name="Index_20_Link"><text:span text:style-name="Index_20_Link"><text:span text:style-name="T13"><text:tab/></text:span></text:span></text:a><text:a xlink:type="simple" xlink:href="#__RefHeading___Toc359167878" text:style-name="Index_20_Link" text:visited-style-name="Index_20_Link"><text:span text:style-name="Index_20_Link"><text:span text:style-name="T11">Умови експлуатації</text:span></text:span></text:a><text:a xlink:type="simple" xlink:href="#__RefHeading___Toc359167878" text:style-name="Index_20_Link" text:visited-style-name="Index_20_Link"><text:span text:style-name="Index_20_Link"><text:span text:style-name="T12"><text:tab/>9</text:span></text:span></text:a></text:p>
          <text:p text:style-name="P32"><text:a xlink:type="simple" xlink:href="#__RefHeading___Toc359167879" text:style-name="Index_20_Link" text:visited-style-name="Index_20_Link"><text:span text:style-name="Index_20_Link"><text:span text:style-name="T11">3.4</text:span></text:span></text:a><text:a xlink:type="simple" xlink:href="#__RefHeading___Toc359167879" text:style-name="Index_20_Link" text:visited-style-name="Index_20_Link"><text:span text:style-name="Index_20_Link"><text:span text:style-name="T13"><text:tab/></text:span></text:span></text:a><text:a xlink:type="simple" xlink:href="#__RefHeading___Toc359167879" text:style-name="Index_20_Link" text:visited-style-name="Index_20_Link"><text:span text:style-name="Index_20_Link"><text:span text:style-name="T11">Вимоги до складу та параметрів технічних засобів</text:span></text:span></text:a><text:a xlink:type="simple" xlink:href="#__RefHeading___Toc359167879" text:style-name="Index_20_Link" text:visited-style-name="Index_20_Link"><text:span text:style-name="Index_20_Link"><text:span text:style-name="T12"><text:tab/>10</text:span></text:span></text:a></text:p>
          <text:p text:style-name="P32"><text:a xlink:type="simple" xlink:href="#__RefHeading___Toc359167880" text:style-name="Index_20_Link" text:visited-style-name="Index_20_Link"><text:span text:style-name="Index_20_Link"><text:span text:style-name="T11">3.5</text:span></text:span></text:a><text:a xlink:type="simple" xlink:href="#__RefHeading___Toc359167880" text:style-name="Index_20_Link" text:visited-style-name="Index_20_Link"><text:span text:style-name="Index_20_Link"><text:span text:style-name="T13"><text:tab/></text:span></text:span></text:a><text:a xlink:type="simple" xlink:href="#__RefHeading___Toc359167880" text:style-name="Index_20_Link" text:visited-style-name="Index_20_Link"><text:span text:style-name="Index_20_Link"><text:span text:style-name="T11">Вимоги до інформаційної та програмної сумісності</text:span></text:span></text:a><text:a xlink:type="simple" xlink:href="#__RefHeading___Toc359167880" text:style-name="Index_20_Link" text:visited-style-name="Index_20_Link"><text:span text:style-name="Index_20_Link"><text:span text:style-name="T12"><text:tab/>10</text:span></text:span></text:a></text:p>
          <text:p text:style-name="P32"><text:a xlink:type="simple" xlink:href="#__RefHeading___Toc359167881" text:style-name="Index_20_Link" text:visited-style-name="Index_20_Link"><text:span text:style-name="Index_20_Link"><text:span text:style-name="T11">3.6</text:span></text:span></text:a><text:a xlink:type="simple" xlink:href="#__RefHeading___Toc359167881" text:style-name="Index_20_Link" text:visited-style-name="Index_20_Link"><text:span text:style-name="Index_20_Link"><text:span text:style-name="T13"><text:tab/></text:span></text:span></text:a><text:a xlink:type="simple" xlink:href="#__RefHeading___Toc359167881" text:style-name="Index_20_Link" text:visited-style-name="Index_20_Link"><text:span text:style-name="Index_20_Link"><text:span text:style-name="T11">Вимоги до маркування та упаковки</text:span></text:span></text:a><text:a xlink:type="simple" xlink:href="#__RefHeading___Toc359167881" text:style-name="Index_20_Link" text:visited-style-name="Index_20_Link"><text:span text:style-name="Index_20_Link"><text:span text:style-name="T12"><text:tab/>11</text:span></text:span></text:a></text:p>
          <text:p text:style-name="P32"><text:a xlink:type="simple" xlink:href="#__RefHeading___Toc359167882" text:style-name="Index_20_Link" text:visited-style-name="Index_20_Link"><text:span text:style-name="Index_20_Link"><text:span text:style-name="T11">3.7</text:span></text:span></text:a><text:a xlink:type="simple" xlink:href="#__RefHeading___Toc359167882" text:style-name="Index_20_Link" text:visited-style-name="Index_20_Link"><text:span text:style-name="Index_20_Link"><text:span text:style-name="T13"><text:tab/></text:span></text:span></text:a><text:a xlink:type="simple" xlink:href="#__RefHeading___Toc359167882" text:style-name="Index_20_Link" text:visited-style-name="Index_20_Link"><text:span text:style-name="Index_20_Link"><text:span text:style-name="T11">Вимоги до транспортування та зберігання</text:span></text:span></text:a><text:a xlink:type="simple" xlink:href="#__RefHeading___Toc359167882" text:style-name="Index_20_Link" text:visited-style-name="Index_20_Link"><text:span text:style-name="Index_20_Link"><text:span text:style-name="T12"><text:tab/>11</text:span></text:span></text:a></text:p>
          <text:p text:style-name="P31"><text:a xlink:type="simple" xlink:href="#__RefHeading___Toc359167883" text:style-name="Index_20_Link" text:visited-style-name="Index_20_Link"><text:span text:style-name="Index_20_Link"><text:span text:style-name="T11">4</text:span></text:span></text:a><text:a xlink:type="simple" xlink:href="#__RefHeading___Toc359167883" text:style-name="Index_20_Link" text:visited-style-name="Index_20_Link"><text:span text:style-name="Index_20_Link"><text:span text:style-name="T13"><text:tab/></text:span></text:span></text:a><text:a xlink:type="simple" xlink:href="#__RefHeading___Toc359167883" text:style-name="Index_20_Link" text:visited-style-name="Index_20_Link"><text:span text:style-name="Index_20_Link"><text:span text:style-name="T11">ВИМОГИ ДО ПРОГРАМНОЇ ДОКУМЕНТАЦІЇ</text:span></text:span></text:a><text:a xlink:type="simple" xlink:href="#__RefHeading___Toc359167883" text:style-name="Index_20_Link" text:visited-style-name="Index_20_Link"><text:span text:style-name="Index_20_Link"><text:span text:style-name="T12"><text:tab/>12</text:span></text:span></text:a></text:p>
          <text:p text:style-name="P31"><text:a xlink:type="simple" xlink:href="#__RefHeading___Toc359167884" text:style-name="Index_20_Link" text:visited-style-name="Index_20_Link"><text:span text:style-name="Index_20_Link"><text:span text:style-name="T12">5</text:span></text:span></text:a><text:a xlink:type="simple" xlink:href="#__RefHeading___Toc359167884" text:style-name="Index_20_Link" text:visited-style-name="Index_20_Link"><text:span text:style-name="Index_20_Link"><text:span text:style-name="T13"><text:tab/></text:span></text:span></text:a><text:a xlink:type="simple" xlink:href="#__RefHeading___Toc359167884" text:style-name="Index_20_Link" text:visited-style-name="Index_20_Link"><text:span text:style-name="Index_20_Link"><text:span text:style-name="T11">ТЕХНІКО-ЕКОНОМІЧНІ ПОКАЗНИКИ</text:span></text:span></text:a><text:a xlink:type="simple" xlink:href="#__RefHeading___Toc359167884" text:style-name="Index_20_Link" text:visited-style-name="Index_20_Link"><text:span text:style-name="Index_20_Link"><text:span text:style-name="T12"><text:tab/>13</text:span></text:span></text:a></text:p>
          <text:p text:style-name="P31"><text:a xlink:type="simple" xlink:href="#__RefHeading___Toc359167885" text:style-name="Index_20_Link" text:visited-style-name="Index_20_Link"><text:span text:style-name="Index_20_Link"><text:span text:style-name="T12">6</text:span></text:span></text:a><text:a xlink:type="simple" xlink:href="#__RefHeading___Toc359167885" text:style-name="Index_20_Link" text:visited-style-name="Index_20_Link"><text:span text:style-name="Index_20_Link"><text:span text:style-name="T13"><text:tab/></text:span></text:span></text:a><text:a xlink:type="simple" xlink:href="#__RefHeading___Toc359167885" text:style-name="Index_20_Link" text:visited-style-name="Index_20_Link"><text:span text:style-name="Index_20_Link"><text:span text:style-name="T11">СТАДІЇ ТА ЕТАПИ РОЗРОБКИ</text:span></text:span></text:a><text:a xlink:type="simple" xlink:href="#__RefHeading___Toc359167885" text:style-name="Index_20_Link" text:visited-style-name="Index_20_Link"><text:span text:style-name="Index_20_Link"><text:span text:style-name="T12"><text:tab/>19</text:span></text:span></text:a></text:p>
          <text:p text:style-name="P31"><text:a xlink:type="simple" xlink:href="#__RefHeading___Toc359167886" text:style-name="Index_20_Link" text:visited-style-name="Index_20_Link"><text:span text:style-name="Index_20_Link"><text:span text:style-name="T12">7</text:span></text:span></text:a><text:a xlink:type="simple" xlink:href="#__RefHeading___Toc359167886" text:style-name="Index_20_Link" text:visited-style-name="Index_20_Link"><text:span text:style-name="Index_20_Link"><text:span text:style-name="T13"><text:tab/></text:span></text:span></text:a><text:a xlink:type="simple" xlink:href="#__RefHeading___Toc359167886" text:style-name="Index_20_Link" text:visited-style-name="Index_20_Link"><text:span text:style-name="Index_20_Link"><text:span text:style-name="T11">ПОРЯДОК КОНТРОЛЮ ТА ПРИЙОМУ</text:span></text:span></text:a><text:a xlink:type="simple" xlink:href="#__RefHeading___Toc359167886" text:style-name="Index_20_Link" text:visited-style-name="Index_20_Link"><text:span text:style-name="Index_20_Link"><text:span text:style-name="T12"><text:tab/>20</text:span></text:span></text:a></text:p>
          <text:p text:style-name="P31"><text:a xlink:type="simple" xlink:href="#__RefHeading___Toc359167887" text:style-name="Index_20_Link" text:visited-style-name="Index_20_Link"><text:span text:style-name="Index_20_Link"><text:span text:style-name="T11">ЛІТЕРАТУРА</text:span></text:span></text:a><text:a xlink:type="simple" xlink:href="#__RefHeading___Toc359167887" text:style-name="Index_20_Link" text:visited-style-name="Index_20_Link"><text:span text:style-name="Index_20_Link"><text:span text:style-name="T12"><text:tab/>21</text:span></text:span></text:a></text:p>
        </text:index-body>
      </text:table-of-content>
      <text:p text:style-name="P10"/>
      <text:h text:style-name="P23" text:outline-level="1"><text:bookmark-start text:name="__RefHeading___Toc359167868"/><text:span text:style-name="T14">ВСТУП</text:span><text:bookmark-end text:name="__RefHeading___Toc359167868"/></text:h>
      <text:p text:style-name="P2"><text:span text:style-name="T1">Під час виконання дипломного проекту буде спроектований модуль <text:s/>«Складання розкладу консультацій» системи «Інструменти кафедри». </text:span></text:p>
      <text:p text:style-name="P20"><text:span text:style-name="T19">Метою розробки є автоматизація процесу складання графіку консультацій на кафедрі, який з часом можна буде використовувати і для складання розкладу занять.</text:span></text:p>
      <text:p text:style-name="P21"><text:span text:style-name="T19"><text:tab/>На даний момент для складання графіку використовується програма для роботи з електронними таблицями Microsoft Excel. Цей програмний продукт не є спеціально розробленим для складання подібних розкладів й тому існує вірогідність допустити помилки при його складанні. Спискивикладачів необхідно вводити вручну, доводиться зберігати копії розкладів у різних файлах, незручно розділяти чисельник та знаменник.</text:span></text:p>
      <text:p text:style-name="P21"><text:span text:style-name="T19"><text:tab/>Також слід зазначити, що розклад може змінюватись часто і його приходиться змінювати.</text:span></text:p>
      <text:p text:style-name="P21"><text:span text:style-name="T19"><text:tab/>Ще однією з проблем існуючого підходу є те, що при переході на нову операційну систему, вона може не підтримувати Microsoft Excel і доведеться в новій програмі починати роботу з початку.</text:span></text:p>
      <text:p text:style-name="P20"><text:span text:style-name="T19"><text:tab/>На даний час існує велика кількість застосунків, які дозволяють складати розклад (наприклад, Mimosa). Проте всі вони спрямовані лише на складання розкладу занять, а не консультацій, тому, як правило, вони перегружені функціональними можливостями, які не будуть використовуватись. В інших випадках, програми надають незручний та незрозумілий користувацький інтерфейс. В цьому випадку такі спеціалізовані програми будуть також неефективними як і Microsoft Excel.</text:span></text:p>
      <text:p text:style-name="P20"><text:span text:style-name="T19"><text:tab/>Вирішенням даної проблеми є створення програми, що буде спрямована лише на створення розкладу консультацій.</text:span></text:p>
      <text:p text:style-name="P22"><text:span text:style-name="T19"><text:tab/>Також вигідним рішенням є створення саме веб-застосунку, так як він не залежить від системи, за якою працює викладач, а також можливе інтегрування складеного розкладу до сайту кафедри. В цьому випадку студент зможе продивляться розклад консультацій онлайн.</text:span></text:p>
      <text:p text:style-name="P12"><text:bookmark-start text:name="__RefHeading___Toc359167869"/><text:span text:style-name="T1">1 ПІДСТАВИ ДО РОЗРОБКИ</text:span><text:bookmark-end text:name="__RefHeading___Toc359167869"/></text:p>
      <text:p text:style-name="P2"><text:span text:style-name="T1">Підставою для розробки є наказ </text:span><text:span text:style-name="T9">№</text:span><text:span text:style-name="T2">54</text:span><text:span text:style-name="T9">ст «Про затвердження тем та керівників дипломного проектування студентів групи 940П факультету ТК спеціальності «Програмне забезпечення систем»» ректора Дніпропетровського національного університету залізничного транспорту імені академіка В. Лазаряна від </text:span><text:span text:style-name="T10">18.01.2013 р</text:span><text:span text:style-name="T9">.</text:span></text:p>
      <text:p text:style-name="P2"><text:span text:style-name="T9">Тема проекту </text:span><text:span text:style-name="T1">–Розробка модуля «Складання розкладу консультацій» системи «Інструменти кафедри». Керівник дипломного проектування – асистент «Комп’ютерні інформаційні технології» Д. О. Пєтін.</text:span></text:p>
      <text:h text:style-name="P23" text:outline-level="1"><text:bookmark-start text:name="__RefHeading___Toc359167870"/><text:span text:style-name="T14">2 ПРИЗНАЧЕННЯ РОЗРОБКИ</text:span><text:bookmark-end text:name="__RefHeading___Toc359167870"/></text:h>
      <text:h text:style-name="P33" text:outline-level="9"><text:bookmark-start text:name="__RefHeading___Toc359167871"/><text:span text:style-name="T16"><text:s/><text:tab/></text:span><text:span text:style-name="T17">2.1 </text:span><text:span text:style-name="T15">Функціональне призначення</text:span><text:bookmark-end text:name="__RefHeading___Toc359167871"/></text:h>
      <text:p text:style-name="P13"><text:span text:style-name="T5">Функціональне призначення даного модуля полягяє у складанні розкладу консультацій. </text:span></text:p>
      <text:p text:style-name="P13"><text:span text:style-name="T5">Одним із важливих фунціональних можливостей програми є конвертація складеного розкладу до різних форматів (html, </text:span><text:span text:style-name="T6">.xls</text:span><text:span text:style-name="T5">). Завдяки цій можливості реализована одна з важливих функцій — інтеграція розкладу з сайтом кафедри, завдяки чому є можливість переглядати поточний розклад в електронному вигляді.</text:span></text:p>
      <text:h text:style-name="P26" text:outline-level="4"><text:bookmark-start text:name="__RefHeading___Toc359167872"/><text:span text:style-name="T14"><text:s/><text:tab/></text:span><text:span text:style-name="T15">2.2 Експлуатаційне призначення</text:span><text:bookmark-end text:name="__RefHeading___Toc359167872"/></text:h>
      <text:p text:style-name="P3"><text:span text:style-name="T1">Експлуатаційне призначення програмного засобу:</text:span></text:p>
      <text:list xml:id="list847762296043385607" text:style-name="WWNum7">
        <text:list-item>
          <text:p text:style-name="P14"><text:span text:style-name="T1">зменшення часу на складання розкладу консультацій за рахунок заздалегідь створених даних, таких як список викладачів;</text:span></text:p>
        </text:list-item>
        <text:list-item>
          <text:p text:style-name="P14"><text:span text:style-name="T1">зменшення помилок при складанні розкладу за рахунок валідації системою даних при введенні та генерація шаблонних даних системою (наприклад, списки викладачів);</text:span></text:p>
        </text:list-item>
        <text:list-item>
          <text:p text:style-name="P14"><text:span text:style-name="T1">можливість інтеграції розкладу з сайтом кафедри завдяки можливості системи конвертувати складений розклад до </text:span><text:span text:style-name="T7">html</text:span><text:span text:style-name="T1"> файлу;</text:span></text:p>
        </text:list-item>
        <text:list-item>
          <text:p text:style-name="P14"><text:span text:style-name="T1">можливість зберігати створені розклади без створення нових файлів, що дозволить зменшити кількість пам'яті, яку займали б окремі файли, та швидко знаходити, переглядати розклади, що були складені;</text:span></text:p>
        </text:list-item>
        <text:list-item>
          <text:p text:style-name="P14"><text:span text:style-name="T1">зменшення часу на модифікацію розкладу завдяки зручному механізму зміни даних.</text:span></text:p>
        </text:list-item>
      </text:list>
      <text:p text:style-name="P18"/>
      <text:p text:style-name="P6"/>
      <text:h text:style-name="P23" text:outline-level="1"><text:bookmark-start text:name="__RefHeading___Toc359167873"/><text:span text:style-name="T14">3 ВИМОГИ ДО ПРОГРАМИ</text:span><text:bookmark-end text:name="__RefHeading___Toc359167873"/></text:h>
      <text:h text:style-name="P24" text:outline-level="2"><text:bookmark-start text:name="__RefHeading___Toc359167874"/><text:span text:style-name="T14"><text:s/><text:tab/>3.1 Вимоги до функціональних характеристик</text:span><text:bookmark-end text:name="__RefHeading___Toc359167874"/></text:h>
      <text:p text:style-name="P3"><text:span text:style-name="T1">В даному модулі повинні бути реалізовані наступні функціональні можливості:</text:span></text:p>
      <text:list xml:id="list5191180031878679674" text:style-name="WWNum8">
        <text:list-item>
          <text:p text:style-name="P19"><text:span text:style-name="T1">додавати, редагувати, видаляти дані про викладачів;</text:span></text:p>
        </text:list-item>
        <text:list-item>
          <text:p text:style-name="P19"><text:span text:style-name="T1">додавати, редагувати, видаляти допоміжні дані (такі як, посади викладачів та ін.)</text:span></text:p>
        </text:list-item>
        <text:list-item>
          <text:p text:style-name="P19"><text:span text:style-name="T1">розподіл ролей (таких як, викладач, адміністратор) та прав користувачів в програмі;</text:span></text:p>
        </text:list-item>
        <text:list-item>
          <text:p text:style-name="P19"><text:span text:style-name="T1">відображати для користувача тільки його дані;</text:span></text:p>
        </text:list-item>
        <text:list-item>
          <text:p text:style-name="P19"><text:span text:style-name="T1">для адміністратора додавати, видаляти, редагувати дані користувачів;</text:span></text:p>
        </text:list-item>
        <text:list-item>
          <text:p text:style-name="P19"><text:span text:style-name="T1">змінювати власні дані користувачеві;</text:span></text:p>
        </text:list-item>
        <text:list-item>
          <text:p text:style-name="P19"><text:span text:style-name="T1">зберігати всі дані програми в базі даних;</text:span></text:p>
        </text:list-item>
        <text:list-item>
          <text:p text:style-name="P19"><text:span text:style-name="T1">с</text:span><text:span text:style-name="T2">кладати розклад для заданих викладачів;</text:span></text:p>
        </text:list-item>
        <text:list-item>
          <text:p text:style-name="P19"><text:span text:style-name="T1">додавання консультації до чисельника або знаменника;</text:span></text:p>
        </text:list-item>
        <text:list-item>
          <text:p text:style-name="P19"><text:span text:style-name="T1">додавати та видаляти викладачів зі списку розкладу;</text:span></text:p>
        </text:list-item>
        <text:list-item>
          <text:p text:style-name="P19"><text:span text:style-name="T1">зберігати розклад;</text:span></text:p>
        </text:list-item>
        <text:list-item>
          <text:p text:style-name="P19"><text:span text:style-name="T1">переглядати вже збережені розклади;</text:span></text:p>
        </text:list-item>
        <text:list-item>
          <text:p text:style-name="P19"><text:span text:style-name="T1">редагування складеного розкладу</text:span><text:span text:style-name="T7">;</text:span></text:p>
        </text:list-item>
        <text:list-item>
          <text:p text:style-name="P19"><text:span text:style-name="T1">вивід обраного розкладу до друку</text:span><text:span text:style-name="T8">;</text:span></text:p>
        </text:list-item>
        <text:list-item>
          <text:p text:style-name="P19"><text:span text:style-name="T1">конвертація розкладу до окремого </text:span><text:span text:style-name="T7">html</text:span><text:span text:style-name="T8"> </text:span><text:span text:style-name="T1">файлу</text:span><text:span text:style-name="T8">;</text:span></text:p>
        </text:list-item>
        <text:list-item>
          <text:p text:style-name="P19"><text:span text:style-name="T1">зміна мови програми</text:span><text:span text:style-name="T7">.</text:span></text:p>
        </text:list-item>
      </text:list>
      <text:h text:style-name="P27" text:outline-level="4"><text:span text:style-name="T16"><text:s/><text:tab/></text:span><text:span text:style-name="T17">3.1.1 </text:span><text:bookmark text:name="__RefHeading___Toc359167875"/><text:span text:style-name="T15">Вхідні дані</text:span></text:h>
      <text:p text:style-name="P4"><text:span text:style-name="T1">Вхідними даними програми є:</text:span></text:p>
      <text:list xml:id="list1521628297575477712" text:style-name="WWNum6">
        <text:list-item>
          <text:p text:style-name="P11"><text:span text:style-name="T1">інформація про викладачів:</text:span></text:p>
          <text:list>
            <text:list-item>
              <text:p text:style-name="P11"><text:span text:style-name="T1">ім</text:span><text:span text:style-name="T7">’</text:span><text:span text:style-name="T1">я</text:span><text:span text:style-name="T7">;</text:span></text:p>
            </text:list-item>
            <text:list-item>
              <text:p text:style-name="P11"><text:span text:style-name="T1">прізвище</text:span><text:span text:style-name="T7">;</text:span></text:p>
            </text:list-item>
            <text:list-item>
              <text:p text:style-name="P11"><text:span text:style-name="T1">по батькові</text:span><text:span text:style-name="T7">;</text:span></text:p>
            </text:list-item>
            <text:list-item>
              <text:p text:style-name="P11"><text:span text:style-name="T1">посада</text:span><text:span text:style-name="T7">;</text:span></text:p>
            </text:list-item>
          </text:list>
        </text:list-item>
        <text:list-item>
          <text:p text:style-name="P11"><text:span text:style-name="T1">інформація для розкладу:</text:span></text:p>
          <text:list>
            <text:list-item>
              <text:p text:style-name="P11"><text:span text:style-name="T1">дні тижня, на які складається розклад;</text:span></text:p>
            </text:list-item>
            <text:list-item>
              <text:p text:style-name="P11"><text:span text:style-name="T1">список викладачів, що були включені до розкладу;</text:span></text:p>
            </text:list-item>
            <text:list-item>
              <text:p text:style-name="P11"><text:span text:style-name="T1">час консультації;</text:span></text:p>
            </text:list-item>
            <text:list-item>
              <text:p text:style-name="P11"><text:span text:style-name="T1">тип дня консультації: чисельник або знаменник</text:span><text:span text:style-name="T8">;</text:span></text:p>
            </text:list-item>
          </text:list>
        </text:list-item>
        <text:list-item>
          <text:p text:style-name="P11"><text:span text:style-name="T1">інформація про користувачів:</text:span></text:p>
          <text:list>
            <text:list-item>
              <text:p text:style-name="P11"><text:span text:style-name="T1">ім</text:span><text:span text:style-name="T7">’</text:span><text:span text:style-name="T1">я</text:span><text:span text:style-name="T7">;</text:span></text:p>
            </text:list-item>
            <text:list-item>
              <text:p text:style-name="P11"><text:span text:style-name="T1">прізвище</text:span><text:span text:style-name="T7">;</text:span></text:p>
            </text:list-item>
            <text:list-item>
              <text:p text:style-name="P11"><text:span text:style-name="T1">логін;</text:span></text:p>
            </text:list-item>
            <text:list-item>
              <text:p text:style-name="P11"><text:span text:style-name="T1">пароль</text:span><text:span text:style-name="T7">;</text:span></text:p>
            </text:list-item>
          </text:list>
        </text:list-item>
        <text:list-item>
          <text:p text:style-name="P11"><text:span text:style-name="T1">інформація про посади викладачів</text:span><text:span text:style-name="T7">;</text:span></text:p>
        </text:list-item>
        <text:list-item>
          <text:p text:style-name="P11"><text:span text:style-name="T1">мова програми</text:span><text:span text:style-name="T7">.</text:span></text:p>
        </text:list-item>
      </text:list>
      <text:h text:style-name="P28" text:outline-level="3"><text:soft-page-break/><text:span text:style-name="T18"><text:s/><text:tab/>3.1.2 </text:span><text:bookmark text:name="__RefHeading___Toc359167876"/><text:span text:style-name="T14">Вихідні данні</text:span></text:h>
      <text:p text:style-name="P4"><text:span text:style-name="T1">Результатом роботи програми є наступні вихідні дані:</text:span></text:p>
      <text:list xml:id="list7282578623998976968" text:style-name="WWNum3">
        <text:list-item>
          <text:p text:style-name="P16"><text:span text:style-name="T1">сформований список посад викладачів</text:span><text:span text:style-name="T7">;</text:span></text:p>
        </text:list-item>
        <text:list-item>
          <text:p text:style-name="P16"><text:span text:style-name="T1">список викладачів</text:span><text:span text:style-name="T7">;</text:span></text:p>
        </text:list-item>
        <text:list-item>
          <text:p text:style-name="P16"><text:span text:style-name="T1">складений розклад</text:span><text:span text:style-name="T7">;</text:span></text:p>
        </text:list-item>
        <text:list-item>
          <text:p text:style-name="P16"><text:span text:style-name="T1">список збережених розкладів</text:span><text:span text:style-name="T7">;</text:span></text:p>
        </text:list-item>
        <text:list-item>
          <text:p text:style-name="P16"><text:span text:style-name="T1">список викладачів, що були включені до розкладу</text:span><text:span text:style-name="T8">;</text:span></text:p>
        </text:list-item>
        <text:list-item>
          <text:p text:style-name="P16"><text:span text:style-name="T7">html</text:span><text:span text:style-name="T8"> </text:span><text:span text:style-name="T1">файл зі складеним розкладом</text:span><text:span text:style-name="T8">;</text:span></text:p>
        </text:list-item>
        <text:list-item>
          <text:p text:style-name="P16"><text:span text:style-name="T7">Excel</text:span><text:span text:style-name="T8"> </text:span><text:span text:style-name="T1">файл зі складеним розкладом</text:span><text:span text:style-name="T8">.</text:span></text:p>
        </text:list-item>
      </text:list>
      <text:h text:style-name="P24" text:outline-level="2"><text:span text:style-name="T14"><text:s/><text:tab/>3.2 Вимоги до надійності</text:span></text:h>
      <text:p text:style-name="P34"><text:span text:style-name="T8">Усі вимоги, передбачені в даному розділі, мають на увазі надійність на рівні виконання програмних функцій і не враховують збоїв, що виникають з вини засобів обчислювальної техніки. Слід врахувати, що</text:span></text:p>
      <text:list xml:id="list210124003759819" text:continue-numbering="true" text:style-name="WWNum3">
        <text:list-item>
          <text:p text:style-name="P16"><text:span text:style-name="T1">надійність функціонування програмного продукту повинна забезпечуватися безвідмовною роботою ЕОМ, контролем даних, що вводиться;</text:span></text:p>
        </text:list-item>
        <text:list-item>
          <text:p text:style-name="P16"><text:span text:style-name="T1">система повинна реагувати тільки на натискання певних клавіш, натискання невизначених клавіш повинні ігноруватися;</text:span></text:p>
        </text:list-item>
        <text:list-item>
          <text:p text:style-name="P16"><text:span text:style-name="T1">не повинно бути доступу до тих сервісних функцій, що у даний момент не можуть бути використані за відсутністю даних або за їх використанням іншими функціями;</text:span></text:p>
        </text:list-item>
        <text:list-item>
          <text:p text:style-name="P16"><text:span text:style-name="T1">після дослідницької експлуатації не повинно залишитися більше двох логічних помилок на 1000 операторів програмного забезпечення;</text:span></text:p>
        </text:list-item>
        <text:list-item>
          <text:p text:style-name="P16"><text:span text:style-name="T1">за наявністю недоліків в функціонуванні програми, вони повинні усуватися в узгоджений термін.</text:span></text:p>
        </text:list-item>
      </text:list>
      <text:h text:style-name="P24" text:outline-level="2"><text:bookmark-start text:name="__RefHeading___Toc359167878"/><text:span text:style-name="T14">3.2Умови експлуатації</text:span><text:bookmark-end text:name="__RefHeading___Toc359167878"/></text:h>
      <text:p text:style-name="P1"><text:span text:style-name="T1">Даний програмний продукт може використовуватись в умовах, які відповідають вимогам документу [3].</text:span></text:p>
      <text:p text:style-name="P2"><text:span text:style-name="T1">Для нормального функціонування програмного продукту необхідно виконання наступних вимог: </text:span></text:p>
      <text:list xml:id="list5752610751000081277" text:style-name="WWNum2">
        <text:list-item>
          <text:p text:style-name="P35"><text:span text:style-name="T1">ЕОМ повинні відповідати вимогам чинних в Україні стандартів, нормативних актів з охорони праці [5];</text:span></text:p>
        </text:list-item>
        <text:list-item>
          <text:p text:style-name="P35"><text:soft-page-break/><text:span text:style-name="T1">програма повинна експлуатуватись у приміщенні, призначеному для роботи з ЕОМ, з відповідними кліматичними умовами: температура 21</text:span><text:span text:style-name="T21">о</text:span><text:span text:style-name="T1"> - 25</text:span><text:span text:style-name="T21">о</text:span><text:span text:style-name="T1">С та вологість 40 - 60%;</text:span></text:p>
        </text:list-item>
        <text:list-item>
          <text:p text:style-name="P35"><text:span text:style-name="T1">стан технічних засобів повинен задовольняти відповідним нормам та вимогам;</text:span></text:p>
        </text:list-item>
        <text:list-item>
          <text:p text:style-name="P35"><text:span text:style-name="T1">користувач програми повинен мати елементарні навички роботи з ОС Windows.</text:span></text:p>
        </text:list-item>
      </text:list>
      <text:list xml:id="list4975875931052020816" text:style-name="WWNum1">
        <text:list-item>
          <text:list>
            <text:list-item>
              <text:h text:style-name="P25" text:outline-level="2"><text:bookmark-start text:name="__RefHeading___Toc359167879"/><text:span text:style-name="T14">Вимоги до складу та параметрів технічних засобів</text:span><text:bookmark-end text:name="__RefHeading___Toc359167879"/></text:h>
            </text:list-item>
          </text:list>
        </text:list-item>
      </text:list>
      <text:p text:style-name="P2"><text:span text:style-name="T1">Для коректного функціонування клієнтської частини програмного продукту вимагається наявність ЕОМ, що задовольняє нормальну роботу ОС Windows 9x/XP/7.</text:span></text:p>
      <text:p text:style-name="P1"><text:span text:style-name="T1">Мінімальна конфігурація комп’ютера для забезпечення роботи програмного продукту:</text:span></text:p>
      <text:list xml:id="list4954430367097622843" text:style-name="WWNum4">
        <text:list-item>
          <text:p text:style-name="P15"><text:span text:style-name="T1">IBM-сумісний комп’ютер з тактовою частотою процесора не менше 600МГц;</text:span></text:p>
        </text:list-item>
        <text:list-item>
          <text:p text:style-name="P15"><text:span text:style-name="T1">ОЗП не менше 1024 Мб;</text:span></text:p>
        </text:list-item>
        <text:list-item>
          <text:p text:style-name="P15"><text:span text:style-name="T1">вільний дисковий простір не менше 300 Мб;</text:span></text:p>
        </text:list-item>
        <text:list-item>
          <text:p text:style-name="P15"><text:span text:style-name="T1">наявність CD/DVD приводу або USB роз’ємну для встановлення ПЗ;</text:span></text:p>
        </text:list-item>
        <text:list-item>
          <text:p text:style-name="P15"><text:span text:style-name="T1">монітор;</text:span></text:p>
        </text:list-item>
        <text:list-item>
          <text:p text:style-name="P15"><text:span text:style-name="T1">стандартна клавіатура; </text:span></text:p>
        </text:list-item>
        <text:list-item>
          <text:p text:style-name="P15"><text:span text:style-name="T1">маніпулятор «миша».</text:span></text:p>
        </text:list-item>
      </text:list>
      <text:list xml:id="list210123709862327" text:continue-list="list4975875931052020816" text:style-name="WWNum1">
        <text:list-item>
          <text:list>
            <text:list-item>
              <text:h text:style-name="P25" text:outline-level="2"><text:bookmark-start text:name="__RefHeading___Toc359167880"/><text:span text:style-name="T14">Вимоги до інформаційної та програмної сумісності</text:span><text:bookmark-end text:name="__RefHeading___Toc359167880"/></text:h>
            </text:list-item>
          </text:list>
        </text:list-item>
      </text:list>
      <text:p text:style-name="P4"><text:span text:style-name="T1">Для функціонування програмного продуту необхідні:</text:span></text:p>
      <text:list xml:id="list2984245179168680725" text:style-name="WWNum5">
        <text:list-item>
          <text:list>
            <text:list-item>
              <text:p text:style-name="P17"><text:span text:style-name="T1">ОС Windows 9x/XP/ Vista / 7;</text:span></text:p>
            </text:list-item>
            <text:list-item>
              <text:p text:style-name="P17"><text:span text:style-name="T1">jdk 1.6.0;</text:span></text:p>
            </text:list-item>
            <text:list-item>
              <text:p text:style-name="P17"><text:span text:style-name="T1">Середовище розробки NetBeans.</text:span></text:p>
            </text:list-item>
          </text:list>
        </text:list-item>
      </text:list>
      <text:p text:style-name="P5"/>
      <text:list xml:id="list210124166329424" text:continue-list="list210123709862327" text:style-name="WWNum1">
        <text:list-item>
          <text:list>
            <text:list-item>
              <text:h text:style-name="P25" text:outline-level="2"><text:bookmark-start text:name="__RefHeading___Toc359167881"/><text:span text:style-name="T14">Вимоги до маркування та упаковки</text:span><text:bookmark-end text:name="__RefHeading___Toc359167881"/></text:h>
            </text:list-item>
          </text:list>
        </text:list-item>
      </text:list>
      <text:p text:style-name="P2"><text:span text:style-name="T1">Програма може зберігатися на змінних носіях (CD/DVD-диски). Упаковка продукту повинна забезпечувати захист від механічних пошкоджень. Упаковка повинна мати маркування:</text:span></text:p>
      <text:p text:style-name="P2"><text:span text:style-name="T1">«Аналіз інформаційного стану університету. Аналіз атрибутики документів.</text:span></text:p>
      <text:p text:style-name="P1"><text:span text:style-name="T1">Розробник: Таранова А.С., кафедра КІТ, ДНУЗТ, 2013. Версія 1.0»</text:span></text:p>
      <text:list xml:id="list210123863695695" text:continue-numbering="true" text:style-name="WWNum1">
        <text:list-item>
          <text:list>
            <text:list-item>
              <text:h text:style-name="P25" text:outline-level="2"><text:bookmark-start text:name="__RefHeading___Toc359167882"/><text:soft-page-break/><text:span text:style-name="T14">Вимоги до транспортування та зберігання</text:span><text:bookmark-end text:name="__RefHeading___Toc359167882"/></text:h>
            </text:list-item>
          </text:list>
        </text:list-item>
      </text:list>
      <text:p text:style-name="P3"><text:span text:style-name="T1">Умови транспортування та зберігання повинні забезпечувати захист носія від фізичних пошкоджень.</text:span></text:p>
      <text:p text:style-name="P3"><text:span text:style-name="T1">Строк зберігання програмного продукту не регламентова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Arial2" svg:font-family="Arial"/>
    <style:font-face style:name="Times New Roman3" svg:font-family="'Times New Roman'"/>
    <style:font-face style:name="Courier New1" svg:font-family="'Courier New'" style:font-adornments="Regular" style:font-family-generic="modern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imes New Roman4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1" fo:font-family="'Times New Roman'" style:font-family-generic="roman" style:font-pitch="variable" fo:font-size="12pt" fo:language="ru" fo:country="RU" style:font-name-asian="Times New Roman4" style:font-family-asian="'Times New Roman'" style:font-family-generic-asian="system" style:font-pitch-asian="variable" style:font-size-asian="12pt" style:language-asian="zh" style:country-asian="CN" style:font-name-complex="Times New Roman4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language="en" fo:country="US" fo:font-weight="bold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9pt" fo:font-style="italic" style:font-size-asian="9pt" style:font-style-asian="italic" style:font-name-complex="Arial3" style:font-family-complex="Arial" style:font-family-generic-complex="system" style:font-pitch-complex="variable" style:font-style-complex="italic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line-height="150%" fo:text-align="end" style:justify-single-word="false"/>
      <style:text-properties fo:font-size="14pt" style:font-size-asian="14pt" style:font-size-complex="10pt" style:font-weight-complex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8pt" fo:font-style="italic" style:font-size-asian="8pt" style:font-style-asian="italic" style:font-name-complex="Arial3" style:font-family-complex="Arial" style:font-family-generic-complex="system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9pt" fo:font-style="italic" style:font-size-asian="9pt" style:font-style-asian="italic" style:font-name-complex="Arial3" style:font-family-complex="Arial" style:font-family-generic-complex="system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9pt" fo:font-style="italic" style:font-size-asian="9pt" style:font-style-asian="italic" style:font-name-complex="Arial3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language="en" fo:country="US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language="en" fo:country="US" fo:font-style="italic" fo:font-weight="bold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1pt" fo:language="en" fo:country="US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language="en" fo:country="US" style:font-name-complex="Calibri1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language="en" fo:country="US" fo:font-style="italic" style:font-style-asian="italic" style:font-name-complex="Calibri1" style:font-family-complex="Calibri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fo:language="en" fo:country="US" style:font-size-asian="11pt" style:font-name-complex="Cambria1" style:font-family-complex="Cambria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text-properties fo:language="en" fo:country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line-height="150%">
        <style:tab-stops>
          <style:tab-stop style:position="0.1846in"/>
          <style:tab-stop style:position="6.8909in" style:type="right" style:leader-style="dotted" style:leader-text="."/>
        </style:tab-stops>
      </style:paragraph-properties>
      <style:text-properties fo:font-size="14pt" style:font-size-asian="14pt" style:font-size-complex="10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945in" fo:margin-right="0in" fo:line-height="150%" fo:text-indent="0in" style:auto-text-indent="false">
        <style:tab-stops>
          <style:tab-stop style:position="0.5346in"/>
          <style:tab-stop style:position="6.8909in" style:type="right" style:leader-style="dotted" style:leader-text="."/>
        </style:tab-stops>
      </style:paragraph-properties>
      <style:text-properties fo:font-size="14pt" style:font-size-asian="14pt" style:font-size-complex="10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fo:font-size="14pt" fo:language="en" fo:country="US" style:font-size-asian="14pt" style:font-size-complex="10pt"/>
    </style:style>
    <style:style style:name="Заголовок3" style:family="paragraph" style:parent-style-name="Standard" style:next-style-name="Standard" style:default-outline-level="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937in" fo:margin-right="0in" fo:line-height="150%" fo:text-indent="0in" style:auto-text-indent="false">
        <style:tab-stops>
          <style:tab-stop style:position="0.8752in"/>
          <style:tab-stop style:position="6.8909in" style:type="right" style:leader-style="dotted" style:leader-text="."/>
        </style:tab-stops>
      </style:paragraph-properties>
      <style:text-properties fo:font-size="14pt" style:font-size-asian="14pt" style:font-size-complex="10pt"/>
    </style:style>
    <style:style style:name="eko-text" style:family="paragraph" style:default-outline-level="">
      <style:paragraph-properties fo:margin-left="0in" fo:margin-right="0in" style:line-height-at-least="0.0693in" fo:text-align="justify" style:justify-single-word="false" fo:orphans="2" fo:widows="2" fo:hyphenation-ladder-count="no-limit" fo:text-indent="0.2126in" style:auto-text-indent="false" style:writing-mode="lr-tb"/>
      <style:text-properties fo:color="#00000a" style:font-name="Times New Roman1" fo:font-family="'Times New Roman'" style:font-family-generic="roman" style:font-pitch="variable" fo:font-size="12pt" fo:language="uk" fo:country="UA" style:font-name-asian="Arial3" style:font-family-asian="Arial" style:font-family-generic-asian="system" style:font-pitch-asian="variable" style:font-size-asian="12pt" style:language-asian="zh" style:country-asian="CN" style:font-name-complex="Times New Roman4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Текст_20_абзаца" style:display-name="Текст абзаца" style:family="paragraph" style:parent-style-name="Standard" style:default-outline-level="">
      <style:paragraph-properties fo:margin-left="0in" fo:margin-right="0in" fo:line-height="150%" fo:text-align="justify" style:justify-single-word="false" fo:text-indent="0.3937in" style:auto-text-indent="false"/>
      <style:text-properties fo:language="uk" fo:country="UA" style:font-size-complex="10pt"/>
    </style:style>
    <style:style style:name="T_5f_M_5f_text" style:display-name="T_M_text" style:family="paragraph" style:parent-style-name="Standard" style:default-outline-level="">
      <style:paragraph-properties fo:margin-left="0in" fo:margin-right="0in" fo:text-align="justify" style:justify-single-word="false" fo:orphans="0" fo:widows="0" fo:text-indent="0.3035in" style:auto-text-indent="false" text:number-lines="false" text:line-number="0">
        <style:tab-stops>
          <style:tab-stop style:position="1.5752in"/>
          <style:tab-stop style:position="4.6272in"/>
        </style:tab-stops>
      </style:paragraph-properties>
      <style:text-properties fo:color="#000000" fo:font-size="14pt" fo:language="uk" fo:country="UA" style:font-size-asian="14pt"/>
    </style:style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8pt" fo:language="en" fo:country="US" style:font-size-asian="8pt" style:font-name-complex="Arial3" style:font-family-complex="Arial" style:font-family-generic-complex="system" style:font-pitch-complex="variable" style:font-size-complex="8pt"/>
    </style:style>
    <style:style style:name="Стиль2" style:family="paragraph" style:parent-style-name="Standard" style:default-outline-level="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uk" fo:country="UA" style:font-name-asian="Times New Roman4" style:font-family-asian="'Times New Roman'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ЗАГ1" style:family="paragraph" style:parent-style-name="Heading_20_1" style:default-outline-level="">
      <style:paragraph-properties fo:margin-left="0in" fo:margin-right="0in" fo:line-height="150%" fo:text-align="center" style:justify-single-word="false" fo:text-indent="0in" style:auto-text-indent="false"/>
      <style:text-properties fo:text-transform="uppercase" style:font-name="Times New Roman1" fo:font-family="'Times New Roman'" style:font-family-generic="roman" style:font-pitch="variable" fo:font-size="14pt" fo:font-style="normal" style:font-size-asian="14pt" style:font-style-asian="normal" style:font-name-complex="Arial3" style:font-family-complex="Arial" style:font-family-generic-complex="system" style:font-pitch-complex="variable" style:font-size-complex="16pt" style:font-style-complex="normal" style:font-weight-complex="bold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Абзац_20_списка" style:display-name="Абзац списка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fo:font-size="10pt" style:font-size-asian="10pt" style:font-size-complex="10pt"/>
    </style:style>
    <style:style style:name="WW8Num1z0" style:family="text">
      <style:text-properties style:font-name="Times New Roman1" fo:font-family="'Times New Roman'" style:font-family-generic="roman" style:font-pitch="variable" fo:language="ru" fo:country="RU" style:font-name-complex="Times New Roman4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Times New Roman1" fo:font-family="'Times New Roman'" style:font-family-generic="roman" style:font-pitch="variable" fo:font-size="14pt" fo:language="en" fo:country="US" style:font-size-asian="14pt" style:font-name-complex="Times New Roman4" style:font-family-complex="'Times New Roman'" style:font-family-generic-complex="system" style:font-pitch-complex="variable" style:font-size-complex="14pt"/>
    </style:style>
    <style:style style:name="WW8Num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1" fo:font-family="'Times New Roman'" style:font-family-generic="roman" style:font-pitch="variable" fo:language="ru" fo:country="RU" style:font-name-complex="Times New Roman4" style:font-family-complex="'Times New Roman'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1" style:family="text">
      <style:text-properties style:font-name="Times New Roman1" fo:font-family="'Times New Roman'" style:font-family-generic="roman" style:font-pitch="variable" fo:language="ru" fo:country="RU" style:font-name-complex="Times New Roman4" style:font-family-complex="'Times New Roman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0" style:family="text">
      <style:text-properties style:font-name="Times New Roman1" fo:font-family="'Times New Roman'" style:font-family-generic="roman" style:font-pitch="variable" fo:font-size="14pt" fo:language="ru" fo:country="RU" style:font-size-asian="14pt" style:font-name-complex="Times New Roman4" style:font-family-complex="'Times New Roman'" style:font-family-generic-complex="system" style:font-pitch-complex="variable" style:font-size-complex="14pt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8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Times New Roman1" fo:font-family="'Times New Roman'" style:font-family-generic="roman" style:font-pitch="variable" fo:font-size="14pt" fo:language="ru" fo:country="RU" style:font-size-asian="14pt" style:font-name-complex="Times New Roman4" style:font-family-complex="'Times New Roman'" style:font-family-generic-complex="system" style:font-pitch-complex="variable" style:font-size-complex="14pt"/>
    </style:style>
    <style:style style:name="WW8Num2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Times New Roman1" fo:font-family="'Times New Roman'" style:font-family-generic="roman" style:font-pitch="variable" fo:font-size="10pt" fo:language="ru" fo:country="RU" style:font-size-asian="10pt" style:font-name-complex="Times New Roman4" style:font-family-complex="'Times New Roman'" style:font-family-generic-complex="system" style:font-pitch-complex="variable"/>
    </style:style>
    <style:style style:name="WW8Num22z1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0" style:family="text">
      <style:text-properties style:font-name="Times New Roman1" fo:font-family="'Times New Roman'" style:font-family-generic="roman" style:font-pitch="variable" fo:font-size="14pt" fo:language="ru" fo:country="RU" style:font-size-asian="14pt" style:font-name-complex="Times New Roman4" style:font-family-complex="'Times New Roman'" style:font-family-generic-complex="system" style:font-pitch-complex="variable" style:font-size-complex="14pt"/>
    </style:style>
    <style:style style:name="WW8Num2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0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Header_20_Char" style:display-name="Header Char" style:family="text">
      <style:text-properties fo:font-size="12pt" fo:language="ru" fo:country="RU" style:font-size-asian="12pt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ubtitle_20_Char" style:display-name="Subtitle Char" style:family="text">
      <style:text-properties fo:font-size="14pt" style:font-size-asian="14pt"/>
    </style:style>
    <style:style style:name="T_5f_M_5f_text_20_Знак" style:display-name="T_M_text Знак" style:family="text">
      <style:text-properties fo:color="#000000" fo:font-size="14pt" fo:language="uk" fo:country="UA" style:font-size-asian="14pt" style:font-size-complex="12pt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language="en" fo:country="US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roman" style:font-pitch="variable" fo:font-size="13pt" fo:language="en" fo:country="US" fo:font-style="italic" fo:font-weight="bold" style:font-size-asian="13pt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roman" style:font-pitch="variable" fo:font-size="11pt" fo:language="en" fo:country="US" fo:font-weight="bold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roman" style:font-pitch="variable" fo:font-size="12pt" fo:language="en" fo:country="US" style:font-size-asian="12pt" style:font-name-complex="Calibri1" style:font-family-complex="Calibri" style:font-family-generic-complex="system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roman" style:font-pitch="variable" fo:font-size="12pt" fo:language="en" fo:country="US" fo:font-style="italic" style:font-size-asian="12pt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fo:language="en" fo:country="US" style:font-size-asian="11pt" style:font-name-complex="Cambria1" style:font-family-complex="Cambria" style:font-family-generic-complex="system" style:font-pitch-complex="variable" style:font-size-complex="11pt"/>
    </style:style>
    <style:style style:name="Balloon_20_Text_20_Char" style:display-name="Balloon Text Char" style:family="text">
      <style:text-properties style:font-name="Arial" fo:font-family="Arial" style:font-family-generic="roman" style:font-pitch="variable" fo:font-size="8pt" style:font-size-asian="8pt" style:font-name-complex="Arial3" style:font-family-complex="Arial" style:font-family-generic-complex="system" style:font-pitch-complex="variable" style:font-size-complex="8pt"/>
    </style:style>
    <style:style style:name="Стиль2_20_Знак" style:display-name="Стиль2 Знак" style:family="text">
      <style:text-properties fo:font-size="14pt" style:font-size-asian="14pt" style:font-size-complex="14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8pt" fo:language="ru" fo:country="RU" fo:font-style="italic" style:font-size-asian="8pt" style:font-style-asian="italic" style:font-name-complex="Arial3" style:font-family-complex="Arial" style:font-family-generic-complex="system" style:font-pitch-complex="variable" style:font-size-complex="12pt" style:font-style-complex="italic"/>
    </style:style>
    <style:style style:name="Placeholder_20_Text" style:display-name="Placeholder Text" style:family="text">
      <style:text-properties fo:color="#808080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9pt" fo:language="ru" fo:country="RU" fo:font-style="italic" style:font-size-asian="9pt" style:font-style-asian="italic" style:font-name-complex="Arial3" style:font-family-complex="Arial" style:font-family-generic-complex="system" style:font-pitch-complex="variable" style:font-size-complex="12pt" style:font-style-complex="italic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9pt" fo:language="ru" fo:country="RU" fo:font-style="italic" style:font-size-asian="9pt" style:font-style-asian="italic" style:font-name-complex="Arial3" style:font-family-complex="Arial" style:font-family-generic-complex="system" style:font-pitch-complex="variable" style:font-size-complex="12pt" style:font-style-complex="italic"/>
    </style:style>
    <style:style style:name="Index_20_Link" style:display-name="Index Link" style:family="text"/>
    <style:style style:name="ListLabel_20_1" style:display-name="ListLabel 1" style:family="text">
      <style:text-properties fo:font-size="14pt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4pt" fo:language="en" fo:country="US" style:font-size-asian="14pt" style:font-name-complex="Times New Roman4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4pt" fo:language="ru" fo:country="RU"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2pt" fo:language="ru" fo:country="RU" style:font-size-asian="14pt" style:font-name-complex="Times New Roman4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1.1366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Times New Roman"/>
      </text:list-level-style-bullet>
      <text:list-level-style-bullet text:level="2" text:style-name="ListLabel_20_5" style:num-suffix="–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" style:num-suffix="–" text:bullet-char="–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uk" fo:country="UA" style:language-asian="en" style:country-asian="US"/>
    </style:style>
    <style:style style:name="MP2" style:family="paragraph">
      <loext:graphic-properties draw:fill="none"/>
      <style:paragraph-properties fo:text-align="start"/>
    </style:style>
    <style:style style:name="MP3" style:family="paragraph">
      <style:paragraph-properties fo:margin-top="0in" fo:margin-bottom="0in" fo:line-height="100%" fo:text-align="center"/>
    </style:style>
    <style:style style:name="MP4" style:family="paragraph">
      <loext:graphic-properties draw:fill="none"/>
      <style:paragraph-properties fo:margin-top="0in" fo:margin-bottom="0in" fo:line-height="100%" fo:text-align="center"/>
    </style:style>
    <style:style style:name="MP5" style:family="paragraph">
      <style:paragraph-properties fo:margin-top="0in" fo:margin-bottom="0in" fo:line-height="100%" fo:text-align="justify"/>
    </style:style>
    <style:style style:name="MP6" style:family="paragraph">
      <loext:graphic-properties draw:fill="none"/>
      <style:paragraph-properties fo:margin-top="0in" fo:margin-bottom="0in" fo:line-height="100%" fo:text-align="justify"/>
    </style:style>
    <style:style style:name="MP7" style:family="paragraph">
      <style:paragraph-properties fo:margin-top="0in" fo:margin-bottom="0in" fo:line-height="100%" fo:text-align="start"/>
    </style:style>
    <style:style style:name="MP8" style:family="paragraph">
      <loext:graphic-properties draw:fill="none"/>
      <style:paragraph-properties fo:margin-top="0in" fo:margin-bottom="0in" fo:line-height="100%" fo:text-align="start"/>
    </style:style>
    <style:style style:name="MT1" style:family="text">
      <style:text-properties fo:font-variant="normal" fo:text-transform="none" fo:color="#00000a" style:text-line-through-style="none" style:text-line-through-type="none" style:text-position="0% 100%" style:font-name="Arial2" fo:font-size="9pt" fo:letter-spacing="normal" fo:font-style="italic" style:text-underline-style="none" fo:font-weight="normal" style:font-name-asian="Times New Roman3" style:font-size-asian="9pt" style:font-style-asian="italic" style:font-weight-asian="normal" style:font-name-complex="Arial2" style:font-size-complex="9pt" style:font-style-complex="italic" style:font-weight-complex="normal"/>
    </style:style>
    <style:style style:name="MT2" style:family="text">
      <style:text-properties fo:font-variant="normal" fo:text-transform="none" fo:color="#00000a" style:text-line-through-style="none" style:text-line-through-type="none" style:text-position="0% 100%" style:font-name="Arial2" fo:font-size="8pt" fo:letter-spacing="normal" fo:font-style="italic" style:text-underline-style="none" fo:font-weight="normal" style:font-name-asian="Times New Roman3" style:font-size-asian="8pt" style:font-style-asian="italic" style:font-weight-asian="normal" style:font-name-complex="Arial2" style:font-size-complex="8pt" style:font-style-complex="italic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a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Times New Roman3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5" style:family="text">
      <style:text-properties fo:font-variant="normal" fo:text-transform="none" fo:color="#00000a" style:text-line-through-style="none" style:text-line-through-type="none" style:text-position="0% 100%" style:font-name="Times New Roman3" fo:font-size="14pt" fo:letter-spacing="normal" fo:font-style="normal" style:text-underline-style="none" fo:font-weight="normal" style:font-name-asian="Times New Roman3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MT6" style:family="text">
      <style:text-properties fo:font-variant="normal" fo:text-transform="none" fo:color="#00000a" style:text-line-through-style="none" style:text-line-through-type="none" style:text-position="0% 100%" style:font-name="Times New Roman3" fo:font-size="10pt" fo:letter-spacing="normal" fo:font-style="normal" style:text-underline-style="none" fo:font-weight="normal" style:font-name-asian="Times New Roman3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Mgr1" style:family="graphic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000000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solid" svg:stroke-width="0.0102in" svg:stroke-color="#333333" draw:stroke-linejoin="miter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background"/>
    </style:style>
    <style:style style:name="Mgr4" style:family="graphic">
      <style:graphic-properties style:run-through="background"/>
    </style:style>
    <style:style style:name="Mgr5" style:family="graphic">
      <style:graphic-properties draw:stroke="none" svg:stroke-width="0in" draw:fill="none" draw:textarea-vertical-align="top" draw:auto-grow-height="false" draw:fit-to-size="false" fo:min-height="0.061in" fo:min-width="0.2866in" fo:padding-top="0.0193in" fo:padding-bottom="0.0398in" fo:padding-left="0.0043in" fo:padding-right="0in" fo:wrap-option="wrap" style:run-through="background"/>
    </style:style>
    <style:style style:name="Mgr6" style:family="graphic">
      <style:graphic-properties draw:stroke="none" svg:stroke-width="0in" draw:fill="none" draw:textarea-vertical-align="top" draw:auto-grow-height="false" draw:fit-to-size="false" fo:min-height="0.061in" fo:min-width="0.3602in" fo:padding-top="0.0193in" fo:padding-bottom="0.0398in" fo:padding-left="0.0398in" fo:padding-right="0in" fo:wrap-option="wrap" style:run-through="background"/>
    </style:style>
    <style:style style:name="Mgr7" style:family="graphic">
      <style:graphic-properties draw:stroke="none" svg:stroke-width="0in" draw:fill="none" draw:textarea-vertical-align="top" draw:auto-grow-height="false" draw:fit-to-size="false" fo:min-height="0.0602in" fo:min-width="0.9016in" fo:padding-top="0.0193in" fo:padding-bottom="0.0398in" fo:padding-left="0.0398in" fo:padding-right="0in" fo:wrap-option="wrap" style:run-through="background"/>
    </style:style>
    <style:style style:name="Mgr8" style:family="graphic">
      <style:graphic-properties draw:stroke="none" svg:stroke-width="0in" draw:fill="none" draw:textarea-vertical-align="top" draw:auto-grow-height="false" draw:fit-to-size="false" fo:min-height="0.0602in" fo:min-width="0.5701in" fo:padding-top="0.0193in" fo:padding-bottom="0.0398in" fo:padding-left="0.0398in" fo:padding-right="0in" fo:wrap-option="wrap" style:run-through="background"/>
    </style:style>
    <style:style style:name="Mgr9" style:family="graphic">
      <style:graphic-properties draw:stroke="none" svg:stroke-width="0in" draw:fill="none" draw:textarea-vertical-align="top" draw:auto-grow-height="false" draw:fit-to-size="false" fo:min-height="0.0598in" fo:min-width="0.3626in" fo:padding-top="0.0193in" fo:padding-bottom="0.0398in" fo:padding-left="0.0398in" fo:padding-right="0in" fo:wrap-option="wrap" style:run-through="background"/>
    </style:style>
    <style:style style:name="Mgr10" style:family="graphic">
      <style:graphic-properties draw:stroke="none" svg:stroke-width="0in" draw:fill="none" draw:textarea-vertical-align="top" draw:auto-grow-height="false" draw:fit-to-size="false" fo:min-height="0.028in" fo:min-width="0.0965in" fo:padding-top="0.0492in" fo:padding-bottom="0.0492in" fo:padding-left="0.0984in" fo:padding-right="0.0984in" fo:wrap-option="wrap" style:run-through="background"/>
    </style:style>
    <style:style style:name="Mgr11" style:family="graphic">
      <style:graphic-properties draw:stroke="none" svg:stroke-width="0in" draw:fill="none" draw:textarea-vertical-align="top" draw:auto-grow-height="false" draw:fit-to-size="false" fo:min-height="0.0228in" fo:min-width="0.0965in" fo:padding-top="0.0492in" fo:padding-bottom="0.0492in" fo:padding-left="0.0984in" fo:padding-right="0.0984in" fo:wrap-option="wrap" style:run-through="background"/>
    </style:style>
    <style:style style:name="Mgr12" style:family="graphic">
      <style:graphic-properties draw:stroke="none" svg:stroke-width="0in" draw:fill="none" draw:textarea-vertical-align="top" draw:auto-grow-height="false" draw:fit-to-size="false" fo:min-height="0.028in" fo:min-width="0.2091in" fo:padding-top="0.0492in" fo:padding-bottom="0.0492in" fo:padding-left="0.0984in" fo:padding-right="0.0984in" fo:wrap-option="wrap" style:run-through="background"/>
    </style:style>
    <style:style style:name="Mgr13" style:family="graphic">
      <style:graphic-properties draw:stroke="none" svg:stroke-width="0in" draw:fill="none" draw:textarea-vertical-align="top" draw:auto-grow-height="false" draw:fit-to-size="false" fo:min-height="0.022in" fo:min-width="0.2091in" fo:padding-top="0.0492in" fo:padding-bottom="0.0492in" fo:padding-left="0.0984in" fo:padding-right="0.0984in" fo:wrap-option="wrap" style:run-through="background"/>
    </style:style>
    <style:style style:name="Mgr14" style:family="graphic">
      <style:graphic-properties draw:stroke="none" svg:stroke-width="0in" draw:fill="none" draw:textarea-vertical-align="top" draw:auto-grow-height="false" draw:fit-to-size="false" fo:min-height="0.0283in" fo:min-width="0.7437in" fo:padding-top="0.0492in" fo:padding-bottom="0.0492in" fo:padding-left="0.0984in" fo:padding-right="0.0984in" fo:wrap-option="wrap" style:run-through="background"/>
    </style:style>
    <style:style style:name="Mgr15" style:family="graphic">
      <style:graphic-properties draw:stroke="none" svg:stroke-width="0in" draw:fill="none" draw:textarea-vertical-align="top" draw:auto-grow-height="false" draw:fit-to-size="false" fo:min-height="0.022in" fo:min-width="0.7445in" fo:padding-top="0.0492in" fo:padding-bottom="0.0492in" fo:padding-left="0.0984in" fo:padding-right="0.0984in" fo:wrap-option="wrap" style:run-through="background"/>
    </style:style>
    <style:style style:name="Mgr16" style:family="graphic">
      <style:graphic-properties draw:stroke="none" svg:stroke-width="0in" draw:fill="none" draw:textarea-vertical-align="top" draw:auto-grow-height="false" draw:fit-to-size="false" fo:min-height="0.0472in" fo:min-width="0.5701in" fo:padding-top="0.0398in" fo:padding-bottom="0.0398in" fo:padding-left="0.0398in" fo:padding-right="0in" fo:wrap-option="wrap" style:run-through="background"/>
    </style:style>
    <style:style style:name="Mgr17" style:family="graphic">
      <style:graphic-properties draw:stroke="none" svg:stroke-width="0in" draw:fill="none" draw:textarea-vertical-align="top" draw:auto-grow-height="false" draw:fit-to-size="false" fo:min-height="0.022in" fo:min-width="0.4126in" fo:padding-top="0.0492in" fo:padding-bottom="0.0492in" fo:padding-left="0.0984in" fo:padding-right="0.0984in" fo:wrap-option="wrap" style:run-through="background"/>
    </style:style>
    <style:style style:name="Mgr18" style:family="graphic">
      <style:graphic-properties draw:stroke="none" svg:stroke-width="0in" draw:fill="none" draw:textarea-vertical-align="top" draw:auto-grow-height="false" draw:fit-to-size="false" fo:min-height="0.0228in" fo:min-width="0.2091in" fo:padding-top="0.0492in" fo:padding-bottom="0.0492in" fo:padding-left="0.0984in" fo:padding-right="0.0984in" fo:wrap-option="wrap" style:run-through="background"/>
    </style:style>
    <style:style style:name="Mgr19" style:family="graphic">
      <style:graphic-properties draw:stroke="none" svg:stroke-width="0in" draw:fill="none" draw:textarea-vertical-align="top" draw:auto-grow-height="false" draw:fit-to-size="false" fo:min-height="0.161in" fo:min-width="0.7791in" fo:padding-top="0.0398in" fo:padding-bottom="0in" fo:padding-left="0.0398in" fo:padding-right="0.0398in" fo:wrap-option="wrap" style:run-through="background"/>
    </style:style>
    <style:style style:name="Mgr20" style:family="graphic">
      <style:graphic-properties draw:stroke="none" svg:stroke-width="0in" draw:fill="none" draw:textarea-vertical-align="top" draw:auto-grow-height="false" draw:fit-to-size="false" fo:min-height="0.161in" fo:min-width="0.5799in" fo:padding-top="0.0398in" fo:padding-bottom="0in" fo:padding-left="0.0398in" fo:padding-right="0.0398in" fo:wrap-option="wrap" style:run-through="background"/>
    </style:style>
    <style:style style:name="Mgr21" style:family="graphic">
      <style:graphic-properties draw:stroke="none" svg:stroke-width="0in" draw:fill="none" draw:textarea-vertical-align="top" draw:auto-grow-height="false" draw:fit-to-size="false" fo:min-height="0.1571in" fo:min-width="0.5311in" fo:padding-top="0.0398in" fo:padding-bottom="0in" fo:padding-left="0.0398in" fo:padding-right="0.0398in" fo:wrap-option="wrap" style:run-through="background"/>
    </style:style>
    <style:style style:name="Mgr22" style:family="graphic">
      <style:graphic-properties draw:stroke="none" svg:stroke-width="0in" draw:fill="none" draw:textarea-vertical-align="top" draw:auto-grow-height="false" draw:fit-to-size="false" fo:min-height="0.1571in" fo:min-width="0.678in" fo:padding-top="0.0398in" fo:padding-bottom="0in" fo:padding-left="0.0398in" fo:padding-right="0.0398in" fo:wrap-option="wrap" style:run-through="background"/>
    </style:style>
    <style:style style:name="Mgr23" style:family="graphic">
      <style:graphic-properties draw:stroke="none" svg:stroke-width="0in" draw:fill="none" draw:textarea-vertical-align="top" draw:auto-grow-height="false" draw:fit-to-size="false" fo:min-height="0.1827in" fo:min-width="0.6634in" fo:padding-top="0.0492in" fo:padding-bottom="0.0492in" fo:padding-left="0.0984in" fo:padding-right="0.0984in" fo:wrap-option="wrap" style:run-through="background"/>
    </style:style>
    <style:style style:name="Mgr24" style:family="graphic">
      <style:graphic-properties draw:stroke="none" svg:stroke-width="0in" draw:fill="none" draw:textarea-vertical-align="top" draw:auto-grow-height="false" draw:fit-to-size="false" fo:min-height="0.1862in" fo:min-width="0.4181in" fo:padding-top="0.0492in" fo:padding-bottom="0.0492in" fo:padding-left="0.0984in" fo:padding-right="0.0984in" fo:wrap-option="wrap" style:run-through="background"/>
    </style:style>
    <style:style style:name="Mgr25" style:family="graphic">
      <style:graphic-properties draw:stroke="none" svg:stroke-width="0in" draw:fill="none" draw:textarea-vertical-align="top" draw:auto-grow-height="false" draw:fit-to-size="false" fo:min-height="0.1764in" fo:min-width="0.4173in" fo:padding-top="0.0492in" fo:padding-bottom="0.0492in" fo:padding-left="0.0984in" fo:padding-right="0.0984in" fo:wrap-option="wrap" style:run-through="background"/>
    </style:style>
    <style:style style:name="Mgr26" style:family="graphic">
      <style:graphic-properties draw:stroke="none" svg:stroke-width="0in" draw:fill="none" draw:textarea-vertical-align="top" draw:auto-grow-height="false" draw:fit-to-size="false" fo:min-height="0.1827in" fo:min-width="0.6575in" fo:padding-top="0.0492in" fo:padding-bottom="0.0492in" fo:padding-left="0.0984in" fo:padding-right="0.0984in" fo:wrap-option="wrap" style:run-through="background"/>
    </style:style>
    <style:style style:name="Mgr27" style:family="graphic">
      <style:graphic-properties draw:stroke="none" svg:stroke-width="0in" draw:fill="none" draw:textarea-vertical-align="top" draw:auto-grow-height="false" draw:fit-to-size="false" fo:min-height="0.1673in" fo:min-width="0.539in" fo:padding-top="0.0398in" fo:padding-bottom="0in" fo:padding-left="0.0398in" fo:padding-right="0.0398in" fo:wrap-option="wrap" style:run-through="background"/>
    </style:style>
    <style:style style:name="Mgr28" style:family="graphic">
      <style:graphic-properties draw:stroke="none" svg:stroke-width="0in" draw:fill="none" draw:textarea-vertical-align="top" draw:auto-grow-height="false" draw:fit-to-size="false" fo:min-height="0.1799in" fo:min-width="0.4138in" fo:padding-top="0.0492in" fo:padding-bottom="0.0492in" fo:padding-left="0.0984in" fo:padding-right="0.0984in" fo:wrap-option="wrap" style:run-through="background"/>
    </style:style>
    <style:style style:name="Mgr29" style:family="graphic">
      <style:graphic-properties draw:stroke="none" svg:stroke-width="0in" draw:fill="none" draw:textarea-vertical-align="top" draw:auto-grow-height="false" draw:fit-to-size="false" fo:min-height="0.0917in" fo:min-width="0.4311in" fo:padding-top="0.0398in" fo:padding-bottom="0.0398in" fo:padding-left="0.0398in" fo:padding-right="0in" fo:wrap-option="wrap" style:run-through="background"/>
    </style:style>
    <style:style style:name="Mgr30" style:family="graphic">
      <style:graphic-properties draw:stroke="none" svg:stroke-width="0in" draw:fill="none" draw:textarea-vertical-align="top" draw:auto-grow-height="false" draw:fit-to-size="false" fo:min-height="0.1138in" fo:min-width="0.3591in" fo:padding-top="0.0398in" fo:padding-bottom="0.0398in" fo:padding-left="0.0398in" fo:padding-right="0in" fo:wrap-option="wrap" style:run-through="background"/>
    </style:style>
    <style:style style:name="Mgr31" style:family="graphic">
      <style:graphic-properties draw:stroke="none" svg:stroke-width="0in" draw:fill="none" draw:textarea-vertical-align="top" draw:auto-grow-height="false" draw:fit-to-size="false" fo:min-height="0.272in" fo:min-width="4.1665in" fo:padding-top="0.0492in" fo:padding-bottom="0.0492in" fo:padding-left="0.0984in" fo:padding-right="0.0984in" fo:wrap-option="wrap" style:run-through="background"/>
    </style:style>
    <style:style style:name="Mgr32" style:family="graphic">
      <style:graphic-properties draw:stroke="none" svg:stroke-width="0in" draw:fill="none" draw:textarea-vertical-align="top" draw:auto-grow-height="false" draw:fit-to-size="false" fo:min-height="0.0272in" fo:min-width="0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0.392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8" draw:style-name="Mgr1"><draw:line draw:style-name="Mgr2" draw:text-style-name="MP2" svg:x1="-0.5945in" svg:y1="0.2732in" svg:x2="6.848in" svg:y2="0.2732in"><text:p/></draw:line><draw:line draw:style-name="Mgr2" draw:text-style-name="MP2" svg:x1="6.848in" svg:y1="0.272in" svg:x2="6.8488in" svg:y2="7.2165in"><text:p/></draw:line><draw:line draw:style-name="Mgr2" draw:text-style-name="MP2" svg:x1="6.8476in" svg:y1="7.2224in" svg:x2="-0.5949in" svg:y2="7.2224in"><text:p/></draw:line><draw:line draw:style-name="Mgr2" draw:text-style-name="MP2" svg:x1="-0.5945in" svg:y1="7.2165in" svg:x2="-0.5945in" svg:y2="0.272in"><text:p/></draw:line><draw:line draw:style-name="Mgr3" draw:text-style-name="MP2" svg:x1="2.0563in" svg:y1="6.8504in" svg:x2="6.8465in" svg:y2="6.8504in"><text:p/></draw:line><draw:line draw:style-name="Mgr3" draw:text-style-name="MP2" svg:x1="6.4083in" svg:y1="6.8504in" svg:x2="6.4091in" svg:y2="7.2177in"><text:p/></draw:line><draw:line draw:style-name="Mgr3" draw:text-style-name="MP2" svg:x1="6.4126in" svg:y1="7.0256in" svg:x2="6.8146in" svg:y2="7.0256in"><text:p/></draw:line><draw:g draw:style-name="Mgr4"><draw:line draw:style-name="Mgr2" draw:text-style-name="MP2" svg:x1="-0.5937in" svg:y1="7.0976in" svg:x2="2.0492in" svg:y2="7.0976in"><text:p/></draw:line><draw:line draw:style-name="Mgr2" draw:text-style-name="MP2" svg:x1="-0.5945in" svg:y1="6.9772in" svg:x2="2.0484in" svg:y2="6.9772in"><text:p/></draw:line><draw:line draw:style-name="Mgr2" draw:text-style-name="MP2" svg:x1="-0.5886in" svg:y1="6.8504in" svg:x2="2.0543in" svg:y2="6.8504in"><text:p/></draw:line><draw:line draw:style-name="Mgr3" draw:text-style-name="MP2" svg:x1="-0.3004in" svg:y1="6.8504in" svg:x2="-0.3004in" svg:y2="7.2177in"><text:p/></draw:line><draw:line draw:style-name="Mgr3" draw:text-style-name="MP2" svg:x1="0.1059in" svg:y1="6.8504in" svg:x2="0.1059in" svg:y2="7.2177in"><text:p/></draw:line><draw:line draw:style-name="Mgr3" draw:text-style-name="MP2" svg:x1="1.0417in" svg:y1="6.8504in" svg:x2="1.0425in" svg:y2="7.2177in"><text:p/></draw:line><draw:line draw:style-name="Mgr3" draw:text-style-name="MP2" svg:x1="1.6516in" svg:y1="6.8504in" svg:x2="1.6516in" svg:y2="7.2213in"><text:p/></draw:line><draw:line draw:style-name="Mgr3" draw:text-style-name="MP2" svg:x1="2.0587in" svg:y1="6.8504in" svg:x2="2.0594in" svg:y2="7.2177in"><text:p/></draw:line><draw:custom-shape draw:style-name="Mgr5" draw:text-style-name="MP4" svg:width="0.2906in" svg:height="0.1197in" svg:x="-0.5921in" svg:y="7.0976in"><text:p text:style-name="MP3"><text:span text:style-name="MT1">Зм.</text:span><text:span text:style-name="MT2">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6" draw:text-style-name="MP4" svg:width="0.3996in" svg:height="0.1197in" svg:x="-0.3012in" svg:y="7.0976in"><text:p text:style-name="MP3"><text:span text:style-name="MT1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7" draw:text-style-name="MP4" svg:width="0.9406in" svg:height="0.1189in" svg:x="0.1in" svg:y="7.0965in"><text:p text:style-name="MP3"><text:span text:style-name="MT1">№ </text:span><text:span text:style-name="MT1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8" draw:text-style-name="MP4" svg:width="0.6094in" svg:height="0.1189in" svg:x="1.0409in" svg:y="7.0965in"><text:p text:style-name="MP3"><text:span text:style-name="MT1">Підпис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9" draw:text-style-name="MP6" svg:width="0.4016in" svg:height="0.1185in" svg:x="1.6516in" svg:y="7.0984in"><text:p text:style-name="MP5"><text:span text:style-name="MT1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0" draw:text-style-name="MP2" svg:width="0.2933in" svg:height="0.126in" svg:x="-0.5953in" svg:y="6.850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1" draw:text-style-name="MP2" svg:width="0.2933in" svg:height="0.1213in" svg:x="-0.5953in" svg:y="6.976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2" draw:text-style-name="MP2" svg:width="0.4059in" svg:height="0.126in" svg:x="-0.3008in" svg:y="6.850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3" draw:text-style-name="MP2" svg:width="0.4059in" svg:height="0.1205in" svg:x="-0.3008in" svg:y="6.977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4" draw:text-style-name="MP2" svg:width="0.9406in" svg:height="0.1268in" svg:x="0.1in" svg:y="6.850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5" draw:text-style-name="MP2" svg:width="0.9413in" svg:height="0.1205in" svg:x="0.1in" svg:y="6.977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6" draw:text-style-name="MP4" svg:width="0.6094in" svg:height="0.126in" svg:x="1.0409in" svg:y="6.8504in"><text:p text:style-name="MP3"><text:span text:style-name="MT3"/></text:p><text:p text:style-name="MP3"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7" draw:text-style-name="MP2" svg:width="0.6094in" svg:height="0.1205in" svg:x="1.0409in" svg:y="6.977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2" draw:text-style-name="MP2" svg:width="0.4059in" svg:height="0.126in" svg:x="1.6516in" svg:y="6.850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8" draw:text-style-name="MP2" svg:width="0.4059in" svg:height="0.1213in" svg:x="1.6516in" svg:y="6.976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Mgr4"><draw:line draw:style-name="Mgr2" draw:text-style-name="MP2" svg:x1="-0.1087in" svg:y1="11.4819in" svg:x2="-0.3894in" svg:y2="11.4819in"><text:p/></draw:line><draw:line draw:style-name="Mgr2" draw:text-style-name="MP2" svg:x1="-0.3917in" svg:y1="11.4819in" svg:x2="-0.3909in" svg:y2="10.8677in"><text:p/></draw:line><draw:line draw:style-name="Mgr2" draw:text-style-name="MP2" svg:x1="-0.3953in" svg:y1="11.4819in" svg:x2="-0.5957in" svg:y2="11.4819in"><text:p/></draw:line><draw:line draw:style-name="Mgr2" draw:text-style-name="MP2" svg:x1="-0.5957in" svg:y1="11.4787in" svg:x2="-0.5949in" svg:y2="10.8646in"><text:p/></draw:line><draw:line draw:style-name="Mgr2" draw:text-style-name="MP2" svg:x1="-0.3953in" svg:y1="10.8646in" svg:x2="-0.5957in" svg:y2="10.8646in"><text:p/></draw:line><draw:line draw:style-name="Mgr2" draw:text-style-name="MP2" svg:x1="-0.115in" svg:y1="10.8646in" svg:x2="-0.3957in" svg:y2="10.8646in"><text:p/></draw:line><draw:line draw:style-name="Mgr2" draw:text-style-name="MP2" svg:x1="-0.3917in" svg:y1="10.863in" svg:x2="-0.3909in" svg:y2="10.0031in"><text:p/></draw:line><draw:line draw:style-name="Mgr2" draw:text-style-name="MP2" svg:x1="-0.5957in" svg:y1="10.8661in" svg:x2="-0.5949in" svg:y2="10.0067in"><text:p/></draw:line><draw:line draw:style-name="Mgr2" draw:text-style-name="MP2" svg:x1="-0.115in" svg:y1="10.0039in" svg:x2="-0.3957in" svg:y2="10.0039in"><text:p/></draw:line><draw:line draw:style-name="Mgr2" draw:text-style-name="MP2" svg:x1="-0.3953in" svg:y1="10.0039in" svg:x2="-0.5957in" svg:y2="10.0039in"><text:p/></draw:line><draw:line draw:style-name="Mgr2" draw:text-style-name="MP2" svg:x1="-0.3917in" svg:y1="10.0035in" svg:x2="-0.3909in" svg:y2="9.3894in"><text:p/></draw:line><draw:line draw:style-name="Mgr2" draw:text-style-name="MP2" svg:x1="-0.5957in" svg:y1="10.0035in" svg:x2="-0.5949in" svg:y2="9.3894in"><text:p/></draw:line><draw:line draw:style-name="Mgr2" draw:text-style-name="MP2" svg:x1="-0.115in" svg:y1="9.3894in" svg:x2="-0.3957in" svg:y2="9.3894in"><text:p/></draw:line><draw:line draw:style-name="Mgr2" draw:text-style-name="MP2" svg:x1="-0.3953in" svg:y1="9.3894in" svg:x2="-0.5957in" svg:y2="9.3894in"><text:p/></draw:line><draw:line draw:style-name="Mgr2" draw:text-style-name="MP2" svg:x1="-0.3917in" svg:y1="9.389in" svg:x2="-0.3909in" svg:y2="8.7748in"><text:p/></draw:line><draw:line draw:style-name="Mgr2" draw:text-style-name="MP2" svg:x1="-0.5957in" svg:y1="9.389in" svg:x2="-0.5949in" svg:y2="8.7748in"><text:p/></draw:line><draw:line draw:style-name="Mgr2" draw:text-style-name="MP2" svg:x1="-0.115in" svg:y1="8.7748in" svg:x2="-0.3957in" svg:y2="8.7748in"><text:p/></draw:line><draw:line draw:style-name="Mgr2" draw:text-style-name="MP2" svg:x1="-0.3925in" svg:y1="8.7748in" svg:x2="-0.5929in" svg:y2="8.7748in"><text:p/></draw:line><draw:line draw:style-name="Mgr2" draw:text-style-name="MP2" svg:x1="-0.3917in" svg:y1="8.7744in" svg:x2="-0.3909in" svg:y2="7.915in"><text:p/></draw:line><draw:line draw:style-name="Mgr2" draw:text-style-name="MP2" svg:x1="-0.5929in" svg:y1="8.7744in" svg:x2="-0.5921in" svg:y2="7.915in"><text:p/></draw:line><draw:line draw:style-name="Mgr2" draw:text-style-name="MP2" svg:x1="-0.115in" svg:y1="7.915in" svg:x2="-0.3957in" svg:y2="7.915in"><text:p/></draw:line><draw:line draw:style-name="Mgr2" draw:text-style-name="MP2" svg:x1="-0.3925in" svg:y1="7.915in" svg:x2="-0.5929in" svg:y2="7.915in"><text:p/></draw:line><draw:custom-shape draw:style-name="Mgr19" draw:text-style-name="MP4" svg:width="0.8579in" svg:height="0.2004in" draw:transform="rotate (1.5707963267949) translate (-0.595833333333333in 9.26597222222222in)"><text:p text:style-name="MP3"><text:span text:style-name="MT1">Підпис і 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0" draw:text-style-name="MP4" svg:width="0.6587in" svg:height="0.2004in" draw:transform="rotate (1.5707963267949) translate (-0.595138888888889in 8.8496062992126in)"><text:p text:style-name="MP3"><text:span text:style-name="MT1">Замксть.інв. №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1" draw:text-style-name="MP4" svg:width="0.6098in" svg:height="0.1961in" draw:transform="rotate (1.5707963267949) translate (-0.593055555555556in 8.28194444444444in)"><text:p text:style-name="MP3"><text:span text:style-name="MT1">Інв.№ дубл.</text:span></text:p><text:p text:style-name="MP7"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2" draw:text-style-name="MP4" svg:width="0.7567in" svg:height="0.1961in" draw:transform="rotate (1.5707963267949) translate (-0.593055555555556in 7.2746062992126in)"><text:p text:style-name="MP3"><text:span text:style-name="MT1">Підпис і 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3" draw:text-style-name="MP2" svg:width="0.8598in" svg:height="0.2807in" draw:transform="rotate (1.5707963267949) translate (-0.391666666666667in 7.22152777777778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4" draw:text-style-name="MP2" svg:width="0.615in" svg:height="0.2843in" draw:transform="rotate (1.5707963267949) translate (-0.395138888888889in 8.32946741032371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5" draw:text-style-name="MP2" svg:width="0.6142in" svg:height="0.2748in" draw:transform="rotate (1.5707963267949) translate (-0.390972222222222in 8.93849518810149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6" draw:text-style-name="MP2" svg:width="0.8543in" svg:height="0.2807in" draw:transform="rotate (1.5707963267949) translate (-0.391666666666667in 9.31974518810149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7" draw:text-style-name="MP4" svg:width="0.6177in" svg:height="0.2067in" draw:transform="rotate (1.5707963267949) translate (-0.595138888888889in 10.3694444444444in)"><text:p text:style-name="MP3"><text:span text:style-name="MT1">Інв. № подл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8" draw:text-style-name="MP2" svg:width="0.6106in" svg:height="0.278in" draw:transform="rotate (1.5707963267949) translate (-0.391666666666667in 10.4222222222222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Mgr29" draw:text-style-name="MP8" svg:width="0.4705in" svg:height="0.1705in" svg:x="6.4079in" svg:y="6.8555in"><text:p text:style-name="MP7"><text:span text:style-name="MT1">Аркуш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0" draw:text-style-name="MP4" svg:width="0.398in" svg:height="0.1925in" svg:x="6.4118in" svg:y="7.0295in"><text:p text:style-name="MP3"><text:span text:style-name="MT5">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1" draw:text-style-name="MP8" svg:width="4.3634in" svg:height="0.3705in" svg:x="2.0181in" svg:y="6.8441in"><text:p text:style-name="MP7"><text:span text:style-name="MT3"/></text:p><text:p text:style-name="MP3"><text:span text:style-name="MT5">1116130.00693-01</text:span></text:p><text:p text:style-name="MP7"><text:span text:style-name="MT6"/></text:p><text:p text:style-name="MP7"><text:span text:style-name="MT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2" draw:text-style-name="MP2" svg:width="0.185in" svg:height="0.1252in" draw:transform="rotate (1.5707963267949) translate (-0.74375in 3.34057852143482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  <style:master-page style:name="First_20_Page" style:display-name="First Page" style:page-layout-name="Mpm1" style:next-style-name="Standard">
      <style:header>
        <text:p text:style-name="MP1"><draw:g text:anchor-type="paragraph" draw:z-index="0" draw:style-name="Mgr1"><draw:line draw:style-name="Mgr2" draw:text-style-name="MP2" svg:x1="-0.6094in" svg:y1="0.1898in" svg:x2="6.8331in" svg:y2="0.1898in"><text:p/></draw:line><draw:line draw:style-name="Mgr2" draw:text-style-name="MP2" svg:x1="6.8327in" svg:y1="0.189in" svg:x2="6.8327in" svg:y2="7.1335in"><text:p/></draw:line><draw:line draw:style-name="Mgr2" draw:text-style-name="MP2" svg:x1="6.8319in" svg:y1="7.139in" svg:x2="-0.6106in" svg:y2="7.139in"><text:p/></draw:line><draw:line draw:style-name="Mgr2" draw:text-style-name="MP2" svg:x1="-0.6094in" svg:y1="7.1335in" svg:x2="-0.6094in" svg:y2="0.189in"><text:p/></draw:line><draw:line draw:style-name="Mgr3" draw:text-style-name="MP2" svg:x1="2.0413in" svg:y1="6.7681in" svg:x2="6.8315in" svg:y2="6.7681in"><text:p/></draw:line><draw:line draw:style-name="Mgr3" draw:text-style-name="MP2" svg:x1="6.3933in" svg:y1="6.7681in" svg:x2="6.3933in" svg:y2="7.135in"><text:p/></draw:line><draw:line draw:style-name="Mgr3" draw:text-style-name="MP2" svg:x1="6.3976in" svg:y1="6.9425in" svg:x2="6.7996in" svg:y2="6.9425in"><text:p/></draw:line><draw:g draw:style-name="Mgr4"><draw:line draw:style-name="Mgr2" draw:text-style-name="MP2" svg:x1="-0.6091in" svg:y1="7.0146in" svg:x2="2.0339in" svg:y2="7.0146in"><text:p/></draw:line><draw:line draw:style-name="Mgr2" draw:text-style-name="MP2" svg:x1="-0.6094in" svg:y1="6.8941in" svg:x2="2.0335in" svg:y2="6.8941in"><text:p/></draw:line><draw:line draw:style-name="Mgr2" draw:text-style-name="MP2" svg:x1="-0.6039in" svg:y1="6.7681in" svg:x2="2.039in" svg:y2="6.7681in"><text:p/></draw:line><draw:line draw:style-name="Mgr3" draw:text-style-name="MP2" svg:x1="-0.315in" svg:y1="6.7681in" svg:x2="-0.315in" svg:y2="7.135in"><text:p/></draw:line><draw:line draw:style-name="Mgr3" draw:text-style-name="MP2" svg:x1="0.0906in" svg:y1="6.7681in" svg:x2="0.0906in" svg:y2="7.135in"><text:p/></draw:line><draw:line draw:style-name="Mgr3" draw:text-style-name="MP2" svg:x1="1.0264in" svg:y1="6.7681in" svg:x2="1.0272in" svg:y2="7.135in"><text:p/></draw:line><draw:line draw:style-name="Mgr3" draw:text-style-name="MP2" svg:x1="1.6362in" svg:y1="6.7681in" svg:x2="1.6362in" svg:y2="7.1386in"><text:p/></draw:line><draw:line draw:style-name="Mgr3" draw:text-style-name="MP2" svg:x1="2.0433in" svg:y1="6.7681in" svg:x2="2.0441in" svg:y2="7.135in"><text:p/></draw:line><draw:custom-shape draw:style-name="Mgr5" draw:text-style-name="MP4" svg:width="0.2906in" svg:height="0.1197in" svg:x="-0.6075in" svg:y="7.0146in"><text:p text:style-name="MP3"><text:span text:style-name="MT1">Зм.</text:span><text:span text:style-name="MT2">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6" draw:text-style-name="MP4" svg:width="0.3996in" svg:height="0.1197in" svg:x="-0.3161in" svg:y="7.0146in"><text:p text:style-name="MP3"><text:span text:style-name="MT1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7" draw:text-style-name="MP4" svg:width="0.9406in" svg:height="0.1189in" svg:x="0.0846in" svg:y="7.0134in"><text:p text:style-name="MP3"><text:span text:style-name="MT1">№ </text:span><text:span text:style-name="MT1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8" draw:text-style-name="MP4" svg:width="0.6094in" svg:height="0.1189in" svg:x="1.0256in" svg:y="7.0134in"><text:p text:style-name="MP3"><text:span text:style-name="MT1">Підпис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9" draw:text-style-name="MP6" svg:width="0.4016in" svg:height="0.1185in" svg:x="1.6362in" svg:y="7.0154in"><text:p text:style-name="MP5"><text:span text:style-name="MT1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0" draw:text-style-name="MP2" svg:width="0.2933in" svg:height="0.126in" svg:x="-0.6106in" svg:y="6.76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1" draw:text-style-name="MP2" svg:width="0.2933in" svg:height="0.1213in" svg:x="-0.6106in" svg:y="6.89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2" draw:text-style-name="MP2" svg:width="0.4059in" svg:height="0.126in" svg:x="-0.3154in" svg:y="6.76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3" draw:text-style-name="MP2" svg:width="0.4059in" svg:height="0.1205in" svg:x="-0.3154in" svg:y="6.894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4" draw:text-style-name="MP2" svg:width="0.9406in" svg:height="0.1268in" svg:x="0.0846in" svg:y="6.768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5" draw:text-style-name="MP2" svg:width="0.9413in" svg:height="0.1205in" svg:x="0.0846in" svg:y="6.894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6" draw:text-style-name="MP4" svg:width="0.6094in" svg:height="0.126in" svg:x="1.0256in" svg:y="6.7673in"><text:p text:style-name="MP3"><text:span text:style-name="MT3"/></text:p><text:p text:style-name="MP3"><text:span text:style-name="MT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7" draw:text-style-name="MP2" svg:width="0.6094in" svg:height="0.1205in" svg:x="1.0256in" svg:y="6.8945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2" draw:text-style-name="MP2" svg:width="0.4059in" svg:height="0.126in" svg:x="1.6362in" svg:y="6.767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18" draw:text-style-name="MP2" svg:width="0.4059in" svg:height="0.1213in" svg:x="1.6362in" svg:y="6.89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Mgr4"><draw:line draw:style-name="Mgr2" draw:text-style-name="MP2" svg:x1="-0.1244in" svg:y1="11.3988in" svg:x2="-0.4051in" svg:y2="11.3988in"><text:p/></draw:line><draw:line draw:style-name="Mgr2" draw:text-style-name="MP2" svg:x1="-0.4071in" svg:y1="11.3988in" svg:x2="-0.4063in" svg:y2="10.7846in"><text:p/></draw:line><draw:line draw:style-name="Mgr2" draw:text-style-name="MP2" svg:x1="-0.4106in" svg:y1="11.3988in" svg:x2="-0.611in" svg:y2="11.3988in"><text:p/></draw:line><draw:line draw:style-name="Mgr2" draw:text-style-name="MP2" svg:x1="-0.611in" svg:y1="11.3957in" svg:x2="-0.6102in" svg:y2="10.7815in"><text:p/></draw:line><draw:line draw:style-name="Mgr2" draw:text-style-name="MP2" svg:x1="-0.4106in" svg:y1="10.7815in" svg:x2="-0.611in" svg:y2="10.7815in"><text:p/></draw:line><draw:line draw:style-name="Mgr2" draw:text-style-name="MP2" svg:x1="-0.1299in" svg:y1="10.7815in" svg:x2="-0.4106in" svg:y2="10.7815in"><text:p/></draw:line><draw:line draw:style-name="Mgr2" draw:text-style-name="MP2" svg:x1="-0.4071in" svg:y1="10.7803in" svg:x2="-0.4063in" svg:y2="9.9205in"><text:p/></draw:line><draw:line draw:style-name="Mgr2" draw:text-style-name="MP2" svg:x1="-0.611in" svg:y1="10.7835in" svg:x2="-0.6102in" svg:y2="9.9236in"><text:p/></draw:line><draw:line draw:style-name="Mgr2" draw:text-style-name="MP2" svg:x1="-0.1299in" svg:y1="9.9209in" svg:x2="-0.4106in" svg:y2="9.9209in"><text:p/></draw:line><draw:line draw:style-name="Mgr2" draw:text-style-name="MP2" svg:x1="-0.4106in" svg:y1="9.9209in" svg:x2="-0.611in" svg:y2="9.9209in"><text:p/></draw:line><draw:line draw:style-name="Mgr2" draw:text-style-name="MP2" svg:x1="-0.4071in" svg:y1="9.9205in" svg:x2="-0.4063in" svg:y2="9.3063in"><text:p/></draw:line><draw:line draw:style-name="Mgr2" draw:text-style-name="MP2" svg:x1="-0.611in" svg:y1="9.9205in" svg:x2="-0.6102in" svg:y2="9.3063in"><text:p/></draw:line><draw:line draw:style-name="Mgr2" draw:text-style-name="MP2" svg:x1="-0.1299in" svg:y1="9.3063in" svg:x2="-0.4106in" svg:y2="9.3063in"><text:p/></draw:line><draw:line draw:style-name="Mgr2" draw:text-style-name="MP2" svg:x1="-0.4106in" svg:y1="9.3063in" svg:x2="-0.611in" svg:y2="9.3063in"><text:p/></draw:line><draw:line draw:style-name="Mgr2" draw:text-style-name="MP2" svg:x1="-0.4071in" svg:y1="9.3059in" svg:x2="-0.4063in" svg:y2="8.6917in"><text:p/></draw:line><draw:line draw:style-name="Mgr2" draw:text-style-name="MP2" svg:x1="-0.611in" svg:y1="9.3059in" svg:x2="-0.6102in" svg:y2="8.6917in"><text:p/></draw:line><draw:line draw:style-name="Mgr2" draw:text-style-name="MP2" svg:x1="-0.1299in" svg:y1="8.6917in" svg:x2="-0.4106in" svg:y2="8.6917in"><text:p/></draw:line><draw:line draw:style-name="Mgr2" draw:text-style-name="MP2" svg:x1="-0.4079in" svg:y1="8.6917in" svg:x2="-0.6083in" svg:y2="8.6917in"><text:p/></draw:line><draw:line draw:style-name="Mgr2" draw:text-style-name="MP2" svg:x1="-0.4071in" svg:y1="8.6917in" svg:x2="-0.4063in" svg:y2="7.8319in"><text:p/></draw:line><draw:line draw:style-name="Mgr2" draw:text-style-name="MP2" svg:x1="-0.6083in" svg:y1="8.6917in" svg:x2="-0.6075in" svg:y2="7.8319in"><text:p/></draw:line><draw:line draw:style-name="Mgr2" draw:text-style-name="MP2" svg:x1="-0.1299in" svg:y1="7.8319in" svg:x2="-0.4106in" svg:y2="7.8319in"><text:p/></draw:line><draw:line draw:style-name="Mgr2" draw:text-style-name="MP2" svg:x1="-0.4079in" svg:y1="7.8319in" svg:x2="-0.6083in" svg:y2="7.8319in"><text:p/></draw:line><draw:custom-shape draw:style-name="Mgr19" draw:text-style-name="MP4" svg:width="0.8579in" svg:height="0.2004in" draw:transform="rotate (1.5707963267949) translate (-0.611111111111111in 9.18263888888889in)"><text:p text:style-name="MP3"><text:span text:style-name="MT1">Підпис і 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0" draw:text-style-name="MP4" svg:width="0.6587in" svg:height="0.2004in" draw:transform="rotate (1.5707963267949) translate (-0.610810367454068in 8.76666666666667in)"><text:p text:style-name="MP3"><text:span text:style-name="MT1">Замксть.інв. №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1" draw:text-style-name="MP4" svg:width="0.6098in" svg:height="0.1961in" draw:transform="rotate (1.5707963267949) translate (-0.608333333333333in 8.19861111111111in)"><text:p text:style-name="MP3"><text:span text:style-name="MT1">Інв.№ дубл.</text:span></text:p><text:p text:style-name="MP7"><text:span text:style-name="MT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2" draw:text-style-name="MP4" svg:width="0.7567in" svg:height="0.1961in" draw:transform="rotate (1.5707963267949) translate (-0.608333333333333in 7.19166666666667in)"><text:p text:style-name="MP3"><text:span text:style-name="MT1">Підпис і 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3" draw:text-style-name="MP2" svg:width="0.8598in" svg:height="0.2807in" draw:transform="rotate (1.5707963267949) translate (-0.406944444444444in 7.13858814523185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4" draw:text-style-name="MP2" svg:width="0.615in" svg:height="0.2843in" draw:transform="rotate (1.5707963267949) translate (-0.410810367454068in 8.24652777777778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5" draw:text-style-name="MP2" svg:width="0.6142in" svg:height="0.2748in" draw:transform="rotate (1.5707963267949) translate (-0.40625in 8.85555555555555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6" draw:text-style-name="MP2" svg:width="0.8543in" svg:height="0.2807in" draw:transform="rotate (1.5707963267949) translate (-0.406944444444444in 9.23680555555555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7" draw:text-style-name="MP4" svg:width="0.6177in" svg:height="0.2067in" draw:transform="rotate (1.5707963267949) translate (-0.610810367454068in 10.2861111111111in)"><text:p text:style-name="MP3"><text:span text:style-name="MT1">Інв. № подл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28" draw:text-style-name="MP2" svg:width="0.6106in" svg:height="0.278in" draw:transform="rotate (1.5707963267949) translate (-0.406944444444444in 10.3392825896763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Mgr29" draw:text-style-name="MP8" svg:width="0.4705in" svg:height="0.1705in" svg:x="6.3925in" svg:y="6.7724in"><text:p text:style-name="MP7"><text:span text:style-name="MT1">Аркуш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0" draw:text-style-name="MP4" svg:width="0.398in" svg:height="0.1925in" svg:x="6.3965in" svg:y="6.9465in"><text:p text:style-name="MP3"><text:span text:style-name="MT5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1" draw:text-style-name="MP8" svg:width="4.3634in" svg:height="0.3705in" svg:x="2.0028in" svg:y="6.761in"><text:p text:style-name="MP7"><text:span text:style-name="MT3"/></text:p><text:p text:style-name="MP3"><text:span text:style-name="MT5">1116130.00693-01</text:span></text:p><text:p text:style-name="MP7"><text:span text:style-name="MT6"/></text:p><text:p text:style-name="MP7"><text:span text:style-name="MT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2" draw:text-style-name="MP2" svg:width="0.185in" svg:height="0.1252in" draw:transform="rotate (1.5707963267949) translate (-0.759027777777778in 3.25833333333333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9:57:17</meta:creation-date>
    <dc:language>en-US</dc:language>
    <meta:print-date>2013-06-16T18:08:00</meta:print-date>
    <dc:date>2016-05-11T21:01:22.920067857</dc:date>
    <meta:editing-cycles>72</meta:editing-cycles>
    <dc:title>№</dc:title>
    <meta:editing-duration>PT11H2M15S</meta:editing-duration>
    <meta:generator>LibreOffice/5.0.5.2$Linux_X86_64 LibreOffice_project/00m0$Build-2</meta:generator>
    <meta:document-statistic meta:table-count="0" meta:image-count="0" meta:object-count="0" meta:page-count="9" meta:paragraph-count="129" meta:word-count="1208" meta:character-count="8848" meta:non-whitespace-character-count="7811"/>
  </office:meta>
</office:document-meta>
</file>